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49.74mm"/>
    </style:style>
    <style:style style:name="co6" style:family="table-column">
      <style:table-column-properties fo:break-before="auto" style:column-width="5.34mm"/>
    </style:style>
    <style:style style:name="co7" style:family="table-column">
      <style:table-column-properties fo:break-before="auto" style:column-width="184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11.71mm"/>
    </style:style>
    <style:style style:name="co12" style:family="table-column">
      <style:table-column-properties fo:break-before="auto" style:column-width="53.92mm"/>
    </style:style>
    <style:style style:name="co13" style:family="table-column">
      <style:table-column-properties fo:break-before="auto" style:column-width="94.26mm"/>
    </style:style>
    <style:style style:name="co14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59.62mm"/>
    </style:style>
    <style:style style:name="co16" style:family="table-column">
      <style:table-column-properties fo:break-before="auto" style:column-width="78.69mm"/>
    </style:style>
    <style:style style:name="co17" style:family="table-column">
      <style:table-column-properties fo:break-before="auto" style:column-width="80.98mm"/>
    </style:style>
    <style:style style:name="co18" style:family="table-column">
      <style:table-column-properties fo:break-before="auto" style:column-width="4.07mm"/>
    </style:style>
    <style:style style:name="co19" style:family="table-column">
      <style:table-column-properties fo:break-before="auto" style:column-width="71.08mm"/>
    </style:style>
    <style:style style:name="co20" style:family="table-column">
      <style:table-column-properties fo:break-before="auto" style:column-width="8.91mm"/>
    </style:style>
    <style:style style:name="co21" style:family="table-column">
      <style:table-column-properties fo:break-before="auto" style:column-width="89.64mm"/>
    </style:style>
    <style:style style:name="co22" style:family="table-column">
      <style:table-column-properties fo:break-before="auto" style:column-width="11.2mm"/>
    </style:style>
    <style:style style:name="co23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33.58mm"/>
    </style:style>
    <style:style style:name="co25" style:family="table-column">
      <style:table-column-properties fo:break-before="auto" style:column-width="188.26mm"/>
    </style:style>
    <style:style style:name="co26" style:family="table-column">
      <style:table-column-properties fo:break-before="auto" style:column-width="95.85mm"/>
    </style:style>
    <style:style style:name="co27" style:family="table-column">
      <style:table-column-properties fo:break-before="auto" style:column-width="38.6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5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9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font-name="Liberation Mono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3">
      <style:table-cell-properties style:rotation-align="none"/>
      <style:text-properties style:font-name="Liberation Mono"/>
    </style:style>
    <style:style style:name="ce6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66" style:family="table-cell" style:parent-style-name="Default">
      <style:text-properties style:font-name="Liberation Mono" fo:font-size="11pt" style:font-size-asian="11pt" style:font-size-complex="11pt"/>
    </style:style>
    <style:style style:name="ce32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36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fo:color="#000000" style:font-name="Liberation Mono" fo:font-size="12pt" style:font-size-asian="12pt" style:font-name-complex="Lohit Devanagari" style:font-size-complex="12pt"/>
    </style:style>
    <style:style style:name="ce92" style:family="table-cell" style:parent-style-name="Default">
      <style:text-properties style:font-name="Liberation Mono" fo:font-size="12pt" style:font-size-asian="12pt" style:font-size-complex="12pt"/>
    </style:style>
    <style:style style:name="ce93" style:family="table-cell" style:parent-style-name="Default">
      <style:text-properties style:font-name="Liberation Mono" fo:font-size="12pt" style:font-size-asian="12pt" style:font-name-complex="Lohit Devanagari" style:font-size-complex="12pt"/>
    </style:style>
    <style:style style:name="ce94" style:family="table-cell" style:parent-style-name="Default">
      <style:text-properties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2pt" style:font-size-asian="12pt" style:font-size-complex="12pt"/>
    </style:style>
    <style:style style:name="ce99" style:family="table-cell" style:parent-style-name="Default">
      <style:table-cell-properties style:vertical-align="middl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2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10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10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114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ext-properties style:font-name="Liberation Mono" fo:font-size="12pt" style:font-size-asian="12pt" style:font-size-complex="12pt"/>
    </style:style>
    <style:style style:name="ce115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E$2:$Category.$E$40])" table:allow-empty-cell="false" table:display-list="unsorted" table:base-cell-address="Keywords.C2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category_lists.I45">
          <table:error-message table:message-type="stop" table:display="true"/>
        </table:content-validation>
        <table:content-validation table:name="val3" table:condition="of:cell-content-is-in-list([$Category.$E$2:$Category.$E$43])" table:allow-empty-cell="false" table:display-list="unsorted" table:base-cell-address="Keywords.B2">
          <table:error-message table:message-type="stop" table:display="true"/>
        </table:content-validation>
        <table:content-validation table:name="val4" table:condition="of:cell-content-is-in-list([$Category.$E$2:$Category.$E$43])" table:allow-empty-cell="false" table:display-list="unsorted" table:base-cell-address="Keywords.B37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4" table:number-columns-repeated="1014" table:default-cell-style-name="ce52"/>
        <table:table-column table:style-name="co8" table:number-columns-repeated="3" table:default-cell-style-name="Default"/>
        <table:table-row table:style-name="ro1">
          <table:table-cell table:style-name="ce21" table:number-columns-repeated="3"/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ategory</text:p>
          </table:table-cell>
          <table:table-cell table:style-name="ce21"/>
          <table:table-cell table:style-name="ce21" office:value-type="string" calcext:value-type="string">
            <text:p>Database Table Insert</text:p>
          </table:table-cell>
          <table:table-cell table:style-name="ce21" table:number-columns-repeated="1014"/>
          <table:table-cell table:style-name="ce63" table:number-columns-repeated="3"/>
        </table:table-row>
        <table:table-row table:style-name="ro1">
          <table:table-cell table:style-name="ce38" office:value-type="string" calcext:value-type="string">
            <text:p>A</text:p>
          </table:table-cell>
          <table:table-cell table:style-name="ce53" office:value-type="string" calcext:value-type="string">
            <text:p>Housing Expenses</text:p>
          </table:table-cell>
          <table:table-cell table:style-name="ce6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/>
          <table:table-cell table:formula="of:=&quot;INSERT INTO wcategory (cat_code,cat_name) VALUES ('&quot;&amp;[.D2]&amp;&quot;','&quot;&amp;[.E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42" office:value-type="string" calcext:value-type="string">
            <text:p>Mortgage</text:p>
          </table:table-cell>
          <table:table-cell table:style-name="ce6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/>
          <table:table-cell table:formula="of:=&quot;INSERT INTO wcategory (cat_code,cat_name) VALUES ('&quot;&amp;[.D3]&amp;&quot;','&quot;&amp;[.E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4" office:value-type="string" calcext:value-type="string">
            <text:p>Rent</text:p>
          </table:table-cell>
          <table:table-cell table:style-name="ce6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/>
          <table:table-cell table:formula="of:=&quot;INSERT INTO wcategory (cat_code,cat_name) VALUES ('&quot;&amp;[.D4]&amp;&quot;','&quot;&amp;[.E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4" office:value-type="string" calcext:value-type="string">
            <text:p>Electricity</text:p>
          </table:table-cell>
          <table:table-cell table:style-name="ce6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/>
          <table:table-cell table:formula="of:=&quot;INSERT INTO wcategory (cat_code,cat_name) VALUES ('&quot;&amp;[.D5]&amp;&quot;','&quot;&amp;[.E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4" office:value-type="string" calcext:value-type="string">
            <text:p>Internet/Phone</text:p>
          </table:table-cell>
          <table:table-cell table:style-name="ce6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/>
          <table:table-cell table:formula="of:=&quot;INSERT INTO wcategory (cat_code,cat_name) VALUES ('&quot;&amp;[.D6]&amp;&quot;','&quot;&amp;[.E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54" office:value-type="string" calcext:value-type="string">
            <text:p>Other</text:p>
          </table:table-cell>
          <table:table-cell table:style-name="ce62"/>
          <table:table-cell table:formula="of:=IF(ISTEXT([.A7]); CONCATENATE([.A7];TEXT(&quot;0&quot;;&quot;00&quot;)); CONCATENATE(&quot;A&quot;;TEXT([.A7];&quot;00&quot;)))" office:value-type="string" office:string-value="A99" calcext:value-type="string">
            <text:p>A99</text:p>
          </table:table-cell>
          <table:table-cell table:formula="of:=[.B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7]&amp;&quot;','&quot;&amp;[.E7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Transportation</text:p>
          </table:table-cell>
          <table:table-cell table:style-name="ce62"/>
          <table:table-cell table:formula="of:=IF(ISTEXT([.A8]); CONCATENATE([.A8];TEXT(&quot;0&quot;;&quot;00&quot;)); CONCATENATE(&quot;A&quot;;TEXT([.A8];&quot;00&quot;)))" office:value-type="string" office:string-value="B00" calcext:value-type="string">
            <text:p>B00</text:p>
          </table:table-cell>
          <table:table-cell table:formula="of:=[.B8]" office:value-type="string" office:string-value="Transportation" calcext:value-type="string">
            <text:p>Transportation</text:p>
          </table:table-cell>
          <table:table-cell/>
          <table:table-cell table:formula="of:=&quot;INSERT INTO wcategory (cat_code,cat_name) VALUES ('&quot;&amp;[.D8]&amp;&quot;','&quot;&amp;[.E8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42" office:value-type="string" calcext:value-type="string">
            <text:p>Fuel</text:p>
          </table:table-cell>
          <table:table-cell table:style-name="ce62"/>
          <table:table-cell table:formula="of:=IF(ISTEXT([.A9]); CONCATENATE([.A9];TEXT(&quot;0&quot;;&quot;00&quot;)); CONCATENATE(&quot;B&quot;;TEXT([.A9];&quot;00&quot;)))" office:value-type="string" office:string-value="B01" calcext:value-type="string">
            <text:p>B01</text:p>
          </table:table-cell>
          <table:table-cell table:formula="of:=[.B9]" office:value-type="string" office:string-value="Fuel" calcext:value-type="string">
            <text:p>Fuel</text:p>
          </table:table-cell>
          <table:table-cell/>
          <table:table-cell table:formula="of:=&quot;INSERT INTO wcategory (cat_code,cat_name) VALUES ('&quot;&amp;[.D9]&amp;&quot;','&quot;&amp;[.E9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4" office:value-type="string" calcext:value-type="string">
            <text:p>Insurance</text:p>
          </table:table-cell>
          <table:table-cell table:style-name="ce62"/>
          <table:table-cell table:formula="of:=IF(ISTEXT([.A10]); CONCATENATE([.A10];TEXT(&quot;0&quot;;&quot;00&quot;)); CONCATENATE(&quot;B&quot;;TEXT([.A10];&quot;00&quot;)))" office:value-type="string" office:string-value="B02" calcext:value-type="string">
            <text:p>B02</text:p>
          </table:table-cell>
          <table:table-cell table:formula="of:=[.B10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0]&amp;&quot;','&quot;&amp;[.E10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4" office:value-type="string" calcext:value-type="string">
            <text:p>Registration</text:p>
          </table:table-cell>
          <table:table-cell table:style-name="ce62"/>
          <table:table-cell table:formula="of:=IF(ISTEXT([.A11]); CONCATENATE([.A11];TEXT(&quot;0&quot;;&quot;00&quot;)); CONCATENATE(&quot;B&quot;;TEXT([.A11];&quot;00&quot;)))" office:value-type="string" office:string-value="B03" calcext:value-type="string">
            <text:p>B03</text:p>
          </table:table-cell>
          <table:table-cell table:formula="of:=[.B11]" office:value-type="string" office:string-value="Registration" calcext:value-type="string">
            <text:p>Registration</text:p>
          </table:table-cell>
          <table:table-cell/>
          <table:table-cell table:formula="of:=&quot;INSERT INTO wcategory (cat_code,cat_name) VALUES ('&quot;&amp;[.D11]&amp;&quot;','&quot;&amp;[.E11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4" office:value-type="string" calcext:value-type="string">
            <text:p>Car Service</text:p>
          </table:table-cell>
          <table:table-cell table:style-name="ce62"/>
          <table:table-cell table:formula="of:=IF(ISTEXT([.A12]); CONCATENATE([.A12];TEXT(&quot;0&quot;;&quot;00&quot;)); CONCATENATE(&quot;B&quot;;TEXT([.A12];&quot;00&quot;)))" office:value-type="string" office:string-value="B04" calcext:value-type="string">
            <text:p>B04</text:p>
          </table:table-cell>
          <table:table-cell table:formula="of:=[.B12]" office:value-type="string" office:string-value="Car Service" calcext:value-type="string">
            <text:p>Car Service</text:p>
          </table:table-cell>
          <table:table-cell/>
          <table:table-cell table:formula="of:=&quot;INSERT INTO wcategory (cat_code,cat_name) VALUES ('&quot;&amp;[.D12]&amp;&quot;','&quot;&amp;[.E12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5" calcext:value-type="float">
            <text:p>05</text:p>
          </table:table-cell>
          <table:table-cell table:style-name="ce54" office:value-type="string" calcext:value-type="string">
            <text:p>Fare</text:p>
          </table:table-cell>
          <table:table-cell table:style-name="ce62"/>
          <table:table-cell table:formula="of:=IF(ISTEXT([.A13]); CONCATENATE([.A13];TEXT(&quot;0&quot;;&quot;00&quot;)); CONCATENATE(&quot;B&quot;;TEXT([.A13];&quot;00&quot;)))" office:value-type="string" office:string-value="B05" calcext:value-type="string">
            <text:p>B05</text:p>
          </table:table-cell>
          <table:table-cell table:formula="of:=[.B13]" office:value-type="string" office:string-value="Fare" calcext:value-type="string">
            <text:p>Fare</text:p>
          </table:table-cell>
          <table:table-cell/>
          <table:table-cell table:formula="of:=&quot;INSERT INTO wcategory (cat_code,cat_name) VALUES ('&quot;&amp;[.D13]&amp;&quot;','&quot;&amp;[.E13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7"/>
        </table:table-row>
        <table:table-row table:style-name="ro1">
          <table:table-cell table:style-name="ce40" office:value-type="float" office:value="6" calcext:value-type="float">
            <text:p>06</text:p>
          </table:table-cell>
          <table:table-cell table:style-name="ce54" office:value-type="string" calcext:value-type="string">
            <text:p>Parking Fee</text:p>
          </table:table-cell>
          <table:table-cell table:style-name="ce62"/>
          <table:table-cell table:formula="of:=IF(ISTEXT([.A14]); CONCATENATE([.A14];TEXT(&quot;0&quot;;&quot;00&quot;)); CONCATENATE(&quot;B&quot;;TEXT([.A14];&quot;00&quot;)))" office:value-type="string" office:string-value="B06" calcext:value-type="string">
            <text:p>B06</text:p>
          </table:table-cell>
          <table:table-cell table:formula="of:=[.B14]" office:value-type="string" office:string-value="Parking Fee" calcext:value-type="string">
            <text:p>Parking Fee</text:p>
          </table:table-cell>
          <table:table-cell/>
          <table:table-cell table:formula="of:=&quot;INSERT INTO wcategory (cat_code,cat_name) VALUES ('&quot;&amp;[.D14]&amp;&quot;','&quot;&amp;[.E14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7" calcext:value-type="float">
            <text:p>07</text:p>
          </table:table-cell>
          <table:table-cell table:style-name="ce54" office:value-type="string" calcext:value-type="string">
            <text:p>Fines</text:p>
          </table:table-cell>
          <table:table-cell table:style-name="ce62"/>
          <table:table-cell table:formula="of:=IF(ISTEXT([.A15]); CONCATENATE([.A15];TEXT(&quot;0&quot;;&quot;00&quot;)); CONCATENATE(&quot;B&quot;;TEXT([.A15];&quot;00&quot;)))" office:value-type="string" office:string-value="B07" calcext:value-type="string">
            <text:p>B07</text:p>
          </table:table-cell>
          <table:table-cell table:formula="of:=[.B15]" office:value-type="string" office:string-value="Fines" calcext:value-type="string">
            <text:p>Fines</text:p>
          </table:table-cell>
          <table:table-cell/>
          <table:table-cell table:formula="of:=&quot;INSERT INTO wcategory (cat_code,cat_name) VALUES ('&quot;&amp;[.D15]&amp;&quot;','&quot;&amp;[.E15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0" office:value-type="string" calcext:value-type="string">
            <text:p>Other</text:p>
          </table:table-cell>
          <table:table-cell table:style-name="ce62"/>
          <table:table-cell table:formula="of:=IF(ISTEXT([.A16]); CONCATENATE([.A16];TEXT(&quot;0&quot;;&quot;00&quot;)); CONCATENATE(&quot;B&quot;;TEXT([.A16];&quot;00&quot;)))" office:value-type="string" office:string-value="B99" calcext:value-type="string">
            <text:p>B99</text:p>
          </table:table-cell>
          <table:table-cell table:formula="of:=[.B1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16]&amp;&quot;','&quot;&amp;[.E16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Medical/Health</text:p>
          </table:table-cell>
          <table:table-cell table:style-name="ce62"/>
          <table:table-cell table:formula="of:=IF(ISTEXT([.A17]); CONCATENATE([.A17];TEXT(&quot;0&quot;;&quot;00&quot;)); CONCATENATE(&quot;A&quot;;TEXT([.A17];&quot;00&quot;)))" office:value-type="string" office:string-value="C00" calcext:value-type="string">
            <text:p>C00</text:p>
          </table:table-cell>
          <table:table-cell table:formula="of:=[.B17]" office:value-type="string" office:string-value="Medical/Health" calcext:value-type="string">
            <text:p>Medical/Health</text:p>
          </table:table-cell>
          <table:table-cell/>
          <table:table-cell table:formula="of:=&quot;INSERT INTO wcategory (cat_code,cat_name) VALUES ('&quot;&amp;[.D17]&amp;&quot;','&quot;&amp;[.E17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Insurance</text:p>
          </table:table-cell>
          <table:table-cell table:style-name="ce62"/>
          <table:table-cell table:formula="of:=IF(ISTEXT([.A18]); CONCATENATE([.A18];TEXT(&quot;0&quot;;&quot;00&quot;)); CONCATENATE(&quot;C&quot;;TEXT([.A18];&quot;00&quot;)))" office:value-type="string" office:string-value="C01" calcext:value-type="string">
            <text:p>C01</text:p>
          </table:table-cell>
          <table:table-cell table:formula="of:=[.B18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8]&amp;&quot;','&quot;&amp;[.E18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3" office:value-type="string" calcext:value-type="string">
            <text:p>Medical Service</text:p>
          </table:table-cell>
          <table:table-cell table:style-name="ce62"/>
          <table:table-cell table:formula="of:=IF(ISTEXT([.A19]); CONCATENATE([.A19];TEXT(&quot;0&quot;;&quot;00&quot;)); CONCATENATE(&quot;C&quot;;TEXT([.A19];&quot;00&quot;)))" office:value-type="string" office:string-value="C02" calcext:value-type="string">
            <text:p>C02</text:p>
          </table:table-cell>
          <table:table-cell table:formula="of:=[.B19]" office:value-type="string" office:string-value="Medical Service" calcext:value-type="string">
            <text:p>Medical Service</text:p>
          </table:table-cell>
          <table:table-cell/>
          <table:table-cell table:formula="of:=&quot;INSERT INTO wcategory (cat_code,cat_name) VALUES ('&quot;&amp;[.D19]&amp;&quot;','&quot;&amp;[.E19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3" office:value-type="string" calcext:value-type="string">
            <text:p>Medicine/Drugs</text:p>
          </table:table-cell>
          <table:table-cell table:style-name="ce62"/>
          <table:table-cell table:formula="of:=IF(ISTEXT([.A20]); CONCATENATE([.A20];TEXT(&quot;0&quot;;&quot;00&quot;)); CONCATENATE(&quot;C&quot;;TEXT([.A20];&quot;00&quot;)))" office:value-type="string" office:string-value="C03" calcext:value-type="string">
            <text:p>C03</text:p>
          </table:table-cell>
          <table:table-cell table:formula="of:=[.B20]" office:value-type="string" office:string-value="Medicine/Drugs" calcext:value-type="string">
            <text:p>Medicine/Drugs</text:p>
          </table:table-cell>
          <table:table-cell/>
          <table:table-cell table:formula="of:=&quot;INSERT INTO wcategory (cat_code,cat_name) VALUES ('&quot;&amp;[.D20]&amp;&quot;','&quot;&amp;[.E20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3" office:value-type="string" calcext:value-type="string">
            <text:p>Health Club</text:p>
          </table:table-cell>
          <table:table-cell table:style-name="ce62"/>
          <table:table-cell table:formula="of:=IF(ISTEXT([.A21]); CONCATENATE([.A21];TEXT(&quot;0&quot;;&quot;00&quot;)); CONCATENATE(&quot;C&quot;;TEXT([.A21];&quot;00&quot;)))" office:value-type="string" office:string-value="C04" calcext:value-type="string">
            <text:p>C04</text:p>
          </table:table-cell>
          <table:table-cell table:formula="of:=[.B21]" office:value-type="string" office:string-value="Health Club" calcext:value-type="string">
            <text:p>Health Club</text:p>
          </table:table-cell>
          <table:table-cell/>
          <table:table-cell table:formula="of:=&quot;INSERT INTO wcategory (cat_code,cat_name) VALUES ('&quot;&amp;[.D21]&amp;&quot;','&quot;&amp;[.E21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22]); CONCATENATE([.A22];TEXT(&quot;0&quot;;&quot;00&quot;)); CONCATENATE(&quot;C&quot;;TEXT([.A22];&quot;00&quot;)))" office:value-type="string" office:string-value="C99" calcext:value-type="string">
            <text:p>C99</text:p>
          </table:table-cell>
          <table:table-cell table:formula="of:=[.B22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22]&amp;&quot;','&quot;&amp;[.E22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D</text:p>
          </table:table-cell>
          <table:table-cell table:style-name="ce56" office:value-type="string" calcext:value-type="string">
            <text:p>Daily Living</text:p>
          </table:table-cell>
          <table:table-cell table:style-name="ce62"/>
          <table:table-cell table:formula="of:=IF(ISTEXT([.A23]); CONCATENATE([.A23];TEXT(&quot;0&quot;;&quot;00&quot;)); CONCATENATE(&quot;A&quot;;TEXT([.A23];&quot;00&quot;)))" office:value-type="string" office:string-value="D00" calcext:value-type="string">
            <text:p>D00</text:p>
          </table:table-cell>
          <table:table-cell table:formula="of:=[.B23]" office:value-type="string" office:string-value="Daily Living" calcext:value-type="string">
            <text:p>Daily Living</text:p>
          </table:table-cell>
          <table:table-cell/>
          <table:table-cell table:formula="of:=&quot;INSERT INTO wcategory (cat_code,cat_name) VALUES ('&quot;&amp;[.D23]&amp;&quot;','&quot;&amp;[.E23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Groceries</text:p>
          </table:table-cell>
          <table:table-cell table:style-name="ce62"/>
          <table:table-cell table:formula="of:=IF(ISTEXT([.A24]); CONCATENATE([.A24];TEXT(&quot;0&quot;;&quot;00&quot;)); CONCATENATE(&quot;D&quot;;TEXT([.A24];&quot;00&quot;)))" office:value-type="string" office:string-value="D01" calcext:value-type="string">
            <text:p>D01</text:p>
          </table:table-cell>
          <table:table-cell table:formula="of:=[.B24]" office:value-type="string" office:string-value="Groceries" calcext:value-type="string">
            <text:p>Groceries</text:p>
          </table:table-cell>
          <table:table-cell/>
          <table:table-cell table:formula="of:=&quot;INSERT INTO wcategory (cat_code,cat_name) VALUES ('&quot;&amp;[.D24]&amp;&quot;','&quot;&amp;[.E24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3" office:value-type="string" calcext:value-type="string">
            <text:p>Alcohol</text:p>
          </table:table-cell>
          <table:table-cell table:style-name="ce62"/>
          <table:table-cell table:formula="of:=IF(ISTEXT([.A25]); CONCATENATE([.A25];TEXT(&quot;0&quot;;&quot;00&quot;)); CONCATENATE(&quot;D&quot;;TEXT([.A25];&quot;00&quot;)))" office:value-type="string" office:string-value="D02" calcext:value-type="string">
            <text:p>D02</text:p>
          </table:table-cell>
          <table:table-cell table:formula="of:=[.B25]" office:value-type="string" office:string-value="Alcohol" calcext:value-type="string">
            <text:p>Alcohol</text:p>
          </table:table-cell>
          <table:table-cell/>
          <table:table-cell table:formula="of:=&quot;INSERT INTO wcategory (cat_code,cat_name) VALUES ('&quot;&amp;[.D25]&amp;&quot;','&quot;&amp;[.E25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3" office:value-type="string" calcext:value-type="string">
            <text:p>Clothing</text:p>
          </table:table-cell>
          <table:table-cell table:style-name="ce62"/>
          <table:table-cell table:formula="of:=IF(ISTEXT([.A26]); CONCATENATE([.A26];TEXT(&quot;0&quot;;&quot;00&quot;)); CONCATENATE(&quot;D&quot;;TEXT([.A26];&quot;00&quot;)))" office:value-type="string" office:string-value="D03" calcext:value-type="string">
            <text:p>D03</text:p>
          </table:table-cell>
          <table:table-cell table:formula="of:=[.B26]" office:value-type="string" office:string-value="Clothing" calcext:value-type="string">
            <text:p>Clothing</text:p>
          </table:table-cell>
          <table:table-cell/>
          <table:table-cell table:formula="of:=&quot;INSERT INTO wcategory (cat_code,cat_name) VALUES ('&quot;&amp;[.D26]&amp;&quot;','&quot;&amp;[.E26]&amp;&quot;');&quot;" office:value-type="string" office:string-value="INSERT INTO wcategory (cat_code,cat_name) VALUES ('D03','Clothing');" calcext:value-type="string">
            <text:p>INSERT INTO wcategory (cat_code,cat_name) VALUES ('D03','Clothing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3" office:value-type="string" calcext:value-type="string">
            <text:p>shoes</text:p>
          </table:table-cell>
          <table:table-cell table:style-name="ce62"/>
          <table:table-cell table:formula="of:=IF(ISTEXT([.A27]); CONCATENATE([.A27];TEXT(&quot;0&quot;;&quot;00&quot;)); CONCATENATE(&quot;D&quot;;TEXT([.A27];&quot;00&quot;)))" office:value-type="string" office:string-value="D04" calcext:value-type="string">
            <text:p>D04</text:p>
          </table:table-cell>
          <table:table-cell table:formula="of:=[.B27]" office:value-type="string" office:string-value="shoes" calcext:value-type="string">
            <text:p>shoes</text:p>
          </table:table-cell>
          <table:table-cell/>
          <table:table-cell table:formula="of:=&quot;INSERT INTO wcategory (cat_code,cat_name) VALUES ('&quot;&amp;[.D27]&amp;&quot;','&quot;&amp;[.E27]&amp;&quot;');&quot;" office:value-type="string" office:string-value="INSERT INTO wcategory (cat_code,cat_name) VALUES ('D04','shoes');" calcext:value-type="string">
            <text:p>INSERT INTO wcategory (cat_code,cat_name) VALUES ('D04','sho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5" calcext:value-type="float">
            <text:p>05</text:p>
          </table:table-cell>
          <table:table-cell table:style-name="ce53" office:value-type="string" calcext:value-type="string">
            <text:p>Education/Lessons</text:p>
          </table:table-cell>
          <table:table-cell table:style-name="ce62"/>
          <table:table-cell table:formula="of:=IF(ISTEXT([.A28]); CONCATENATE([.A28];TEXT(&quot;0&quot;;&quot;00&quot;)); CONCATENATE(&quot;D&quot;;TEXT([.A28];&quot;00&quot;)))" office:value-type="string" office:string-value="D05" calcext:value-type="string">
            <text:p>D05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/>
          <table:table-cell table:formula="of:=&quot;INSERT INTO wcategory (cat_code,cat_name) VALUES ('&quot;&amp;[.D28]&amp;&quot;','&quot;&amp;[.E28]&amp;&quot;');&quot;" office:value-type="string" office:string-value="INSERT INTO wcategory (cat_code,cat_name) VALUES ('D05','Education/Lessons');" calcext:value-type="string">
            <text:p>INSERT INTO wcategory (cat_code,cat_name) VALUES ('D05','Education/Lessons');</text:p>
          </table:table-cell>
          <table:table-cell table:number-columns-repeated="1017"/>
        </table:table-row>
        <table:table-row table:style-name="ro1">
          <table:table-cell table:style-name="ce40" office:value-type="float" office:value="6" calcext:value-type="float">
            <text:p>06</text:p>
          </table:table-cell>
          <table:table-cell table:style-name="ce53" office:value-type="string" calcext:value-type="string">
            <text:p>Dining/Eating Out</text:p>
          </table:table-cell>
          <table:table-cell table:style-name="ce62"/>
          <table:table-cell table:formula="of:=IF(ISTEXT([.A29]); CONCATENATE([.A29];TEXT(&quot;0&quot;;&quot;00&quot;)); CONCATENATE(&quot;D&quot;;TEXT([.A29];&quot;00&quot;)))" office:value-type="string" office:string-value="D06" calcext:value-type="string">
            <text:p>D06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/>
          <table:table-cell table:formula="of:=&quot;INSERT INTO wcategory (cat_code,cat_name) VALUES ('&quot;&amp;[.D29]&amp;&quot;','&quot;&amp;[.E29]&amp;&quot;');&quot;" office:value-type="string" office:string-value="INSERT INTO wcategory (cat_code,cat_name) VALUES ('D06','Dining/Eating Out');" calcext:value-type="string">
            <text:p>INSERT INTO wcategory (cat_code,cat_name) VALUES ('D06','Dining/Eating Out');</text:p>
          </table:table-cell>
          <table:table-cell table:number-columns-repeated="1017"/>
        </table:table-row>
        <table:table-row table:style-name="ro1">
          <table:table-cell table:style-name="ce40" office:value-type="float" office:value="7" calcext:value-type="float">
            <text:p>07</text:p>
          </table:table-cell>
          <table:table-cell table:style-name="ce53" office:value-type="string" calcext:value-type="string">
            <text:p>Office Supplies</text:p>
          </table:table-cell>
          <table:table-cell table:style-name="ce62"/>
          <table:table-cell table:formula="of:=IF(ISTEXT([.A30]); CONCATENATE([.A30];TEXT(&quot;0&quot;;&quot;00&quot;)); CONCATENATE(&quot;D&quot;;TEXT([.A30];&quot;00&quot;)))" office:value-type="string" office:string-value="D07" calcext:value-type="string">
            <text:p>D07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/>
          <table:table-cell table:formula="of:=&quot;INSERT INTO wcategory (cat_code,cat_name) VALUES ('&quot;&amp;[.D30]&amp;&quot;','&quot;&amp;[.E30]&amp;&quot;');&quot;" office:value-type="string" office:string-value="INSERT INTO wcategory (cat_code,cat_name) VALUES ('D07','Office Supplies');" calcext:value-type="string">
            <text:p>INSERT INTO wcategory (cat_code,cat_name) VALUES ('D07','Office Suppli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8" calcext:value-type="float">
            <text:p>08</text:p>
          </table:table-cell>
          <table:table-cell table:style-name="ce53" office:value-type="string" calcext:value-type="string">
            <text:p>Gifts</text:p>
          </table:table-cell>
          <table:table-cell table:style-name="ce62"/>
          <table:table-cell table:formula="of:=IF(ISTEXT([.A31]); CONCATENATE([.A31];TEXT(&quot;0&quot;;&quot;00&quot;)); CONCATENATE(&quot;D&quot;;TEXT([.A31];&quot;00&quot;)))" office:value-type="string" office:string-value="D08" calcext:value-type="string">
            <text:p>D08</text:p>
          </table:table-cell>
          <table:table-cell table:formula="of:=[.B31]" office:value-type="string" office:string-value="Gifts" calcext:value-type="string">
            <text:p>Gifts</text:p>
          </table:table-cell>
          <table:table-cell/>
          <table:table-cell table:formula="of:=&quot;INSERT INTO wcategory (cat_code,cat_name) VALUES ('&quot;&amp;[.D31]&amp;&quot;','&quot;&amp;[.E31]&amp;&quot;');&quot;" office:value-type="string" office:string-value="INSERT INTO wcategory (cat_code,cat_name) VALUES ('D08','Gifts');" calcext:value-type="string">
            <text:p>INSERT INTO wcategory (cat_code,cat_name) VALUES ('D08','Gifts');</text:p>
          </table:table-cell>
          <table:table-cell table:number-columns-repeated="1017"/>
        </table:table-row>
        <table:table-row table:style-name="ro1">
          <table:table-cell table:style-name="ce40" office:value-type="float" office:value="9" calcext:value-type="float">
            <text:p>09</text:p>
          </table:table-cell>
          <table:table-cell table:style-name="ce53" office:value-type="string" calcext:value-type="string">
            <text:p>Bank Fee</text:p>
          </table:table-cell>
          <table:table-cell table:style-name="ce62"/>
          <table:table-cell table:formula="of:=IF(ISTEXT([.A32]); CONCATENATE([.A32];TEXT(&quot;0&quot;;&quot;00&quot;)); CONCATENATE(&quot;D&quot;;TEXT([.A32];&quot;00&quot;)))" office:value-type="string" office:string-value="D09" calcext:value-type="string">
            <text:p>D09</text:p>
          </table:table-cell>
          <table:table-cell table:formula="of:=[.B32]" office:value-type="string" office:string-value="Bank Fee" calcext:value-type="string">
            <text:p>Bank Fee</text:p>
          </table:table-cell>
          <table:table-cell/>
          <table:table-cell table:formula="of:=&quot;INSERT INTO wcategory (cat_code,cat_name) VALUES ('&quot;&amp;[.D32]&amp;&quot;','&quot;&amp;[.E32]&amp;&quot;');&quot;" office:value-type="string" office:string-value="INSERT INTO wcategory (cat_code,cat_name) VALUES ('D09','Bank Fee');" calcext:value-type="string">
            <text:p>INSERT INTO wcategory (cat_code,cat_name) VALUES ('D09','Bank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53" office:value-type="string" calcext:value-type="string">
            <text:p>License Fee</text:p>
          </table:table-cell>
          <table:table-cell table:style-name="ce62"/>
          <table:table-cell table:formula="of:=IF(ISTEXT([.A33]); CONCATENATE([.A33];TEXT(&quot;0&quot;;&quot;00&quot;)); CONCATENATE(&quot;D&quot;;TEXT([.A33];&quot;00&quot;)))" office:value-type="string" office:string-value="D10" calcext:value-type="string">
            <text:p>D10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/>
          <table:table-cell table:formula="of:=&quot;INSERT INTO wcategory (cat_code,cat_name) VALUES ('&quot;&amp;[.D33]&amp;&quot;','&quot;&amp;[.E33]&amp;&quot;');&quot;" office:value-type="string" office:string-value="INSERT INTO wcategory (cat_code,cat_name) VALUES ('D10','License Fee');" calcext:value-type="string">
            <text:p>INSERT INTO wcategory (cat_code,cat_name) VALUES ('D10','License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1" calcext:value-type="float">
            <text:p>11</text:p>
          </table:table-cell>
          <table:table-cell table:style-name="ce53" office:value-type="string" calcext:value-type="string">
            <text:p>Annual Fee</text:p>
          </table:table-cell>
          <table:table-cell table:style-name="ce62"/>
          <table:table-cell table:formula="of:=IF(ISTEXT([.A34]); CONCATENATE([.A34];TEXT(&quot;0&quot;;&quot;00&quot;)); CONCATENATE(&quot;D&quot;;TEXT([.A34];&quot;00&quot;)))" office:value-type="string" office:string-value="D11" calcext:value-type="string">
            <text:p>D11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/>
          <table:table-cell table:formula="of:=&quot;INSERT INTO wcategory (cat_code,cat_name) VALUES ('&quot;&amp;[.D34]&amp;&quot;','&quot;&amp;[.E34]&amp;&quot;');&quot;" office:value-type="string" office:string-value="INSERT INTO wcategory (cat_code,cat_name) VALUES ('D11','Annual Fee');" calcext:value-type="string">
            <text:p>INSERT INTO wcategory (cat_code,cat_name) VALUES ('D11','Annual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table:style-name="ce53" office:value-type="string" calcext:value-type="string">
            <text:p>Mobile Phone Fee</text:p>
          </table:table-cell>
          <table:table-cell table:style-name="ce62"/>
          <table:table-cell table:formula="of:=IF(ISTEXT([.A35]); CONCATENATE([.A35];TEXT(&quot;0&quot;;&quot;00&quot;)); CONCATENATE(&quot;D&quot;;TEXT([.A35];&quot;00&quot;)))" office:value-type="string" office:string-value="D12" calcext:value-type="string">
            <text:p>D12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/>
          <table:table-cell table:formula="of:=&quot;INSERT INTO wcategory (cat_code,cat_name) VALUES ('&quot;&amp;[.D35]&amp;&quot;','&quot;&amp;[.E35]&amp;&quot;');&quot;" office:value-type="string" office:string-value="INSERT INTO wcategory (cat_code,cat_name) VALUES ('D12','Mobile Phone Fee');" calcext:value-type="string">
            <text:p>INSERT INTO wcategory (cat_code,cat_name) VALUES ('D12','Mobile Phone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table:style-name="ce53" office:value-type="string" calcext:value-type="string">
            <text:p>Withdraw Cash</text:p>
          </table:table-cell>
          <table:table-cell table:style-name="ce62"/>
          <table:table-cell table:formula="of:=IF(ISTEXT([.A36]); CONCATENATE([.A36];TEXT(&quot;0&quot;;&quot;00&quot;)); CONCATENATE(&quot;D&quot;;TEXT([.A36];&quot;00&quot;)))" office:value-type="string" office:string-value="D13" calcext:value-type="string">
            <text:p>D13</text:p>
          </table:table-cell>
          <table:table-cell table:formula="of:=[.B36]" office:value-type="string" office:string-value="Withdraw Cash" calcext:value-type="string">
            <text:p>Withdraw Cash</text:p>
          </table:table-cell>
          <table:table-cell/>
          <table:table-cell table:formula="of:=&quot;INSERT INTO wcategory (cat_code,cat_name) VALUES ('&quot;&amp;[.D36]&amp;&quot;','&quot;&amp;[.E36]&amp;&quot;');&quot;" office:value-type="string" office:string-value="INSERT INTO wcategory (cat_code,cat_name) VALUES ('D13','Withdraw Cash');" calcext:value-type="string">
            <text:p>INSERT INTO wcategory (cat_code,cat_name) VALUES ('D13','Withdraw Cash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37]); CONCATENATE([.A37];TEXT(&quot;0&quot;;&quot;00&quot;)); CONCATENATE(&quot;D&quot;;TEXT([.A37];&quot;00&quot;)))" office:value-type="string" office:string-value="D99" calcext:value-type="string">
            <text:p>D99</text:p>
          </table:table-cell>
          <table:table-cell table:formula="of:=[.B3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37]&amp;&quot;','&quot;&amp;[.E37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E</text:p>
          </table:table-cell>
          <table:table-cell table:style-name="ce57" office:value-type="string" calcext:value-type="string">
            <text:p>Entertainment</text:p>
          </table:table-cell>
          <table:table-cell table:style-name="ce62"/>
          <table:table-cell table:formula="of:=IF(ISTEXT([.A38]); CONCATENATE([.A38];TEXT(&quot;0&quot;;&quot;00&quot;)); CONCATENATE(&quot;A&quot;;TEXT([.A38];&quot;00&quot;)))" office:value-type="string" office:string-value="E00" calcext:value-type="string">
            <text:p>E00</text:p>
          </table:table-cell>
          <table:table-cell table:formula="of:=[.B38]" office:value-type="string" office:string-value="Entertainment" calcext:value-type="string">
            <text:p>Entertainment</text:p>
          </table:table-cell>
          <table:table-cell/>
          <table:table-cell table:formula="of:=&quot;INSERT INTO wcategory (cat_code,cat_name) VALUES ('&quot;&amp;[.D38]&amp;&quot;','&quot;&amp;[.E38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7"/>
        </table:table-row>
        <table:table-row table:style-name="ro1">
          <table:table-cell table:style-name="ce44" office:value-type="float" office:value="1" calcext:value-type="float">
            <text:p>01</text:p>
          </table:table-cell>
          <table:table-cell table:style-name="ce54" office:value-type="string" calcext:value-type="string">
            <text:p>Travel/Vacation</text:p>
          </table:table-cell>
          <table:table-cell table:style-name="ce62"/>
          <table:table-cell table:formula="of:=IF(ISTEXT([.A39]); CONCATENATE([.A39];TEXT(&quot;0&quot;;&quot;00&quot;)); CONCATENATE(&quot;E&quot;;TEXT([.A39];&quot;00&quot;)))" office:value-type="string" office:string-value="E01" calcext:value-type="string">
            <text:p>E01</text:p>
          </table:table-cell>
          <table:table-cell table:formula="of:=[.B39]" office:value-type="string" office:string-value="Travel/Vacation" calcext:value-type="string">
            <text:p>Travel/Vacation</text:p>
          </table:table-cell>
          <table:table-cell/>
          <table:table-cell table:formula="of:=&quot;INSERT INTO wcategory (cat_code,cat_name) VALUES ('&quot;&amp;[.D39]&amp;&quot;','&quot;&amp;[.E39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54" office:value-type="string" calcext:value-type="string">
            <text:p>Movies</text:p>
          </table:table-cell>
          <table:table-cell table:style-name="ce62"/>
          <table:table-cell table:formula="of:=IF(ISTEXT([.A40]); CONCATENATE([.A40];TEXT(&quot;0&quot;;&quot;00&quot;)); CONCATENATE(&quot;E&quot;;TEXT([.A40];&quot;00&quot;)))" office:value-type="string" office:string-value="E02" calcext:value-type="string">
            <text:p>E02</text:p>
          </table:table-cell>
          <table:table-cell table:formula="of:=[.B40]" office:value-type="string" office:string-value="Movies" calcext:value-type="string">
            <text:p>Movies</text:p>
          </table:table-cell>
          <table:table-cell/>
          <table:table-cell table:formula="of:=&quot;INSERT INTO wcategory (cat_code,cat_name) VALUES ('&quot;&amp;[.D40]&amp;&quot;','&quot;&amp;[.E40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7"/>
        </table:table-row>
        <table:table-row table:style-name="ro1">
          <table:table-cell table:style-name="ce46" office:value-type="float" office:value="99" calcext:value-type="float">
            <text:p>99</text:p>
          </table:table-cell>
          <table:table-cell table:style-name="ce50" office:value-type="string" calcext:value-type="string">
            <text:p>Other</text:p>
          </table:table-cell>
          <table:table-cell table:style-name="ce6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1]&amp;&quot;','&quot;&amp;[.E41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F</text:p>
          </table:table-cell>
          <table:table-cell table:style-name="ce56" office:value-type="string" calcext:value-type="string">
            <text:p>Debt</text:p>
          </table:table-cell>
          <table:table-cell table:style-name="ce62"/>
          <table:table-cell table:formula="of:=IF(ISTEXT([.A42]); CONCATENATE([.A42];TEXT(&quot;0&quot;;&quot;00&quot;)); CONCATENATE(&quot;A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Debt" calcext:value-type="string">
            <text:p>Debt</text:p>
          </table:table-cell>
          <table:table-cell/>
          <table:table-cell table:formula="of:=&quot;INSERT INTO wcategory (cat_code,cat_name) VALUES ('&quot;&amp;[.D42]&amp;&quot;','&quot;&amp;[.E42]&amp;&quot;');&quot;" office:value-type="string" office:string-value="INSERT INTO wcategory (cat_code,cat_name) VALUES ('F00','Debt');" calcext:value-type="string">
            <text:p>INSERT INTO wcategory (cat_code,cat_name) VALUES ('F00','Debt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Credit Card</text:p>
          </table:table-cell>
          <table:table-cell table:style-name="ce6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" calcext:value-type="string">
            <text:p>Credit Card</text:p>
          </table:table-cell>
          <table:table-cell/>
          <table:table-cell table:formula="of:=&quot;INSERT INTO wcategory (cat_code,cat_name) VALUES ('&quot;&amp;[.D43]&amp;&quot;','&quot;&amp;[.E43]&amp;&quot;');&quot;" office:value-type="string" office:string-value="INSERT INTO wcategory (cat_code,cat_name) VALUES ('F01','Credit Card');" calcext:value-type="string">
            <text:p>INSERT INTO wcategory (cat_code,cat_name) VALUES ('F01','Credit Card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44]); CONCATENATE([.A44];TEXT(&quot;0&quot;;&quot;00&quot;)); CONCATENATE(&quot;F&quot;;TEXT([.A44];&quot;00&quot;)))" office:value-type="string" office:string-value="F99" calcext:value-type="string">
            <text:p>F99</text:p>
          </table:table-cell>
          <table:table-cell table:formula="of:=[.B44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4]&amp;&quot;','&quot;&amp;[.E44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G</text:p>
          </table:table-cell>
          <table:table-cell table:style-name="ce56" office:value-type="string" calcext:value-type="string">
            <text:p>Saving</text:p>
          </table:table-cell>
          <table:table-cell/>
          <table:table-cell table:formula="of:=IF(ISTEXT([.A45]); CONCATENATE([.A45];TEXT(&quot;0&quot;;&quot;00&quot;)); CONCATENATE(&quot;A&quot;;TEXT([.A45];&quot;00&quot;)))" office:value-type="string" office:string-value="G00" calcext:value-type="string">
            <text:p>G00</text:p>
          </table:table-cell>
          <table:table-cell table:formula="of:=[.B45]" office:value-type="string" office:string-value="Saving" calcext:value-type="string">
            <text:p>Saving</text:p>
          </table:table-cell>
          <table:table-cell/>
          <table:table-cell table:formula="of:=&quot;INSERT INTO wcategory (cat_code,cat_name) VALUES ('&quot;&amp;[.D45]&amp;&quot;','&quot;&amp;[.E45]&amp;&quot;');&quot;" office:value-type="string" office:string-value="INSERT INTO wcategory (cat_code,cat_name) VALUES ('G00','Saving');" calcext:value-type="string">
            <text:p>INSERT INTO wcategory (cat_code,cat_name) VALUES ('G00','Saving');</text:p>
          </table:table-cell>
          <table:table-cell table:number-columns-repeated="1017"/>
        </table:table-row>
        <table:table-row table:style-name="ro1">
          <table:table-cell table:style-name="ce47" office:value-type="float" office:value="1" calcext:value-type="float">
            <text:p>01</text:p>
          </table:table-cell>
          <table:table-cell table:style-name="ce58" office:value-type="string" calcext:value-type="string">
            <text:p>Fund Transfer to </text:p>
          </table:table-cell>
          <table:table-cell/>
          <table:table-cell table:formula="of:=IF(ISTEXT([.A46]); CONCATENATE([.A46];TEXT(&quot;0&quot;;&quot;00&quot;)); CONCATENATE(&quot;G&quot;;TEXT([.A46];&quot;00&quot;)))" office:value-type="string" office:string-value="G01" calcext:value-type="string">
            <text:p>G01</text:p>
          </table:table-cell>
          <table:table-cell table:formula="of:=[.B46]" office:value-type="string" office:string-value="Fund Transfer to " calcext:value-type="string">
            <text:p>Fund Transfer to </text:p>
          </table:table-cell>
          <table:table-cell/>
          <table:table-cell table:formula="of:=&quot;INSERT INTO wcategory (cat_code,cat_name) VALUES ('&quot;&amp;[.D46]&amp;&quot;','&quot;&amp;[.E46]&amp;&quot;');&quot;" office:value-type="string" office:string-value="INSERT INTO wcategory (cat_code,cat_name) VALUES ('G01','Fund Transfer to ');" calcext:value-type="string">
            <text:p>INSERT INTO wcategory (cat_code,cat_name) VALUES ('G01','Fund Transfer to ');</text:p>
          </table:table-cell>
          <table:table-cell table:number-columns-repeated="1017"/>
        </table:table-row>
        <table:table-row table:style-name="ro1">
          <table:table-cell table:style-name="ce48" office:value-type="float" office:value="2" calcext:value-type="float">
            <text:p>02</text:p>
          </table:table-cell>
          <table:table-cell table:style-name="ce59" office:value-type="string" calcext:value-type="string">
            <text:p>Fund Transfer from </text:p>
          </table:table-cell>
          <table:table-cell/>
          <table:table-cell office:value-type="string" calcext:value-type="string">
            <text:p>G02</text:p>
          </table:table-cell>
          <table:table-cell table:formula="of:=[.B47]" office:value-type="string" office:string-value="Fund Transfer from " calcext:value-type="string">
            <text:p>Fund Transfer from </text:p>
          </table:table-cell>
          <table:table-cell/>
          <table:table-cell table:formula="of:=&quot;INSERT INTO wcategory (cat_code,cat_name) VALUES ('&quot;&amp;[.D47]&amp;&quot;','&quot;&amp;[.E47]&amp;&quot;');&quot;" office:value-type="string" office:string-value="INSERT INTO wcategory (cat_code,cat_name) VALUES ('G02','Fund Transfer from ');" calcext:value-type="string">
            <text:p>INSERT INTO wcategory (cat_code,cat_name) VALUES ('G02','Fund Transfer from ');</text:p>
          </table:table-cell>
          <table:table-cell table:number-columns-repeated="1017"/>
        </table:table-row>
        <table:table-row table:style-name="ro1">
          <table:table-cell table:style-name="ce49" office:value-type="float" office:value="99" calcext:value-type="float">
            <text:p>99</text:p>
          </table:table-cell>
          <table:table-cell table:style-name="ce60" office:value-type="string" calcext:value-type="string">
            <text:p>Other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99" calcext:value-type="string">
            <text:p>G99</text:p>
          </table:table-cell>
          <table:table-cell table:formula="of:=[.B48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8]&amp;&quot;','&quot;&amp;[.E48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H</text:p>
          </table:table-cell>
          <table:table-cell table:style-name="ce61" office:value-type="string" calcext:value-type="string">
            <text:p>Miscellaneous</text:p>
          </table:table-cell>
          <table:table-cell/>
          <table:table-cell table:formula="of:=IF(ISTEXT([.A49]); CONCATENATE([.A49];TEXT(&quot;0&quot;;&quot;00&quot;)); CONCATENATE(&quot;A&quot;;TEXT([.A49];&quot;00&quot;)))" office:value-type="string" office:string-value="H00" calcext:value-type="string">
            <text:p>H00</text:p>
          </table:table-cell>
          <table:table-cell table:formula="of:=[.B49]" office:value-type="string" office:string-value="Miscellaneous" calcext:value-type="string">
            <text:p>Miscellaneous</text:p>
          </table:table-cell>
          <table:table-cell/>
          <table:table-cell table:formula="of:=&quot;INSERT INTO wcategory (cat_code,cat_name) VALUES ('&quot;&amp;[.D49]&amp;&quot;','&quot;&amp;[.E49]&amp;&quot;');&quot;" office:value-type="string" office:string-value="INSERT INTO wcategory (cat_code,cat_name) VALUES ('H00','Miscellaneous');" calcext:value-type="string">
            <text:p>INSERT INTO wcategory (cat_code,cat_name) VALUES ('H00','Miscellaneous');</text:p>
          </table:table-cell>
          <table:table-cell table:number-columns-repeated="1017"/>
        </table:table-row>
        <table:table-row table:style-name="ro1">
          <table:table-cell table:style-name="ce51" office:value-type="float" office:value="1" calcext:value-type="float">
            <text:p>01</text:p>
          </table:table-cell>
          <table:table-cell table:style-name="ce61" office:value-type="string" calcext:value-type="string">
            <text:p>Income</text:p>
          </table:table-cell>
          <table:table-cell/>
          <table:table-cell table:formula="of:=IF(ISTEXT([.A50]); CONCATENATE([.A50];TEXT(&quot;0&quot;;&quot;00&quot;)); CONCATENATE(&quot;H&quot;;TEXT([.A50];&quot;00&quot;)))" office:value-type="string" office:string-value="H01" calcext:value-type="string">
            <text:p>H01</text:p>
          </table:table-cell>
          <table:table-cell table:formula="of:=[.B50]" office:value-type="string" office:string-value="Income" calcext:value-type="string">
            <text:p>Income</text:p>
          </table:table-cell>
          <table:table-cell/>
          <table:table-cell table:formula="of:=&quot;INSERT INTO wcategory (cat_code,cat_name) VALUES ('&quot;&amp;[.D50]&amp;&quot;','&quot;&amp;[.E50]&amp;&quot;');&quot;" office:value-type="string" office:string-value="INSERT INTO wcategory (cat_code,cat_name) VALUES ('H01','Income');" calcext:value-type="string">
            <text:p>INSERT INTO wcategory (cat_code,cat_name) VALUES ('H01','Income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/>
          <table:table-cell table:formula="of:=IF(ISTEXT([.A51]); CONCATENATE([.A51];TEXT(&quot;0&quot;;&quot;00&quot;)); CONCATENATE(&quot;H&quot;;TEXT([.A51];&quot;00&quot;)))" office:value-type="string" office:string-value="H99" calcext:value-type="string">
            <text:p>H99</text:p>
          </table:table-cell>
          <table:table-cell table:formula="of:=[.B5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51]&amp;&quot;','&quot;&amp;[.E51]&amp;&quot;');&quot;" office:value-type="string" office:string-value="INSERT INTO wcategory (cat_code,cat_name) VALUES ('H99','Other');" calcext:value-type="string">
            <text:p>INSERT INTO wcategory (cat_code,cat_name) VALUES ('H99','Other');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y" table:style-name="ta1">
        <office:forms form:automatic-focus="false" form:apply-design-mode="false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9" table:default-cell-style-name="ce66"/>
        <table:table-column table:style-name="co14" table:default-cell-style-name="ce66"/>
        <table:table-column table:style-name="co15" table:default-cell-style-name="ce70"/>
        <table:table-column table:style-name="co8" table:number-columns-repeated="1011" table:default-cell-style-name="ce66"/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32" office:value-type="string" calcext:value-type="string">
            <text:p>A01</text:p>
          </table:table-cell>
          <table:table-cell table:style-name="ce32" office:value-type="string" calcext:value-type="string">
            <text:p>Mortgage</text:p>
          </table:table-cell>
          <table:table-cell table:style-name="ce32" table:content-validation-name="val1" table:formula="of:=COM.MICROSOFT.CONCAT(VLOOKUP(LEFT([.C2];1);[.$A$1:.$B$9];2;0);&quot; -- &quot;; [.D2])" office:value-type="string" office:string-value="Housing Expenses -- Mortgage" calcext:value-type="string">
            <text:p>Housing Expenses -- Mortgage</text:p>
          </table:table-cell>
          <table:table-cell table:style-name="ce68" table:formula="of:=[.C2]" office:value-type="string" office:string-value="A01" calcext:value-type="string">
            <text:p>A01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32" office:value-type="string" calcext:value-type="string">
            <text:p>A02</text:p>
          </table:table-cell>
          <table:table-cell table:style-name="ce32" office:value-type="string" calcext:value-type="string">
            <text:p>Rent</text:p>
          </table:table-cell>
          <table:table-cell table:style-name="ce32" table:formula="of:=COM.MICROSOFT.CONCAT(VLOOKUP(LEFT([.C3];1);[.$A$1:.$B$9];2;0);&quot; -- &quot;; [.D3])" office:value-type="string" office:string-value="Housing Expenses -- Rent" calcext:value-type="string">
            <text:p>Housing Expenses -- Rent</text:p>
          </table:table-cell>
          <table:table-cell table:style-name="ce68" table:formula="of:=[.C3]" office:value-type="string" office:string-value="A02" calcext:value-type="string">
            <text:p>A02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32" office:value-type="string" calcext:value-type="string">
            <text:p>A03</text:p>
          </table:table-cell>
          <table:table-cell table:style-name="ce32" office:value-type="string" calcext:value-type="string">
            <text:p>Electricity</text:p>
          </table:table-cell>
          <table:table-cell table:style-name="ce32" table:formula="of:=COM.MICROSOFT.CONCAT(VLOOKUP(LEFT([.C4];1);[.$A$1:.$B$9];2;0);&quot; -- &quot;; [.D4])" office:value-type="string" office:string-value="Housing Expenses -- Electricity" calcext:value-type="string">
            <text:p>Housing Expenses -- Electricity</text:p>
          </table:table-cell>
          <table:table-cell table:style-name="ce68" table:formula="of:=[.C4]" office:value-type="string" office:string-value="A03" calcext:value-type="string">
            <text:p>A03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32" office:value-type="string" calcext:value-type="string">
            <text:p>A04</text:p>
          </table:table-cell>
          <table:table-cell table:style-name="ce32" office:value-type="string" calcext:value-type="string">
            <text:p>Internet/Phone</text:p>
          </table:table-cell>
          <table:table-cell table:style-name="ce32" table:formula="of:=COM.MICROSOFT.CONCAT(VLOOKUP(LEFT([.C5];1);[.$A$1:.$B$9];2;0);&quot; -- &quot;; [.D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C5]" office:value-type="string" office:string-value="A04" calcext:value-type="string">
            <text:p>A04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32" office:value-type="string" calcext:value-type="string">
            <text:p>A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6];1);[.$A$1:.$B$9];2;0);&quot; -- &quot;; [.D6])" office:value-type="string" office:string-value="Housing Expenses -- Other" calcext:value-type="string">
            <text:p>Housing Expenses -- Other</text:p>
          </table:table-cell>
          <table:table-cell table:style-name="ce68" table:formula="of:=[.C6]" office:value-type="string" office:string-value="A99" calcext:value-type="string">
            <text:p>A99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Debt</text:p>
          </table:table-cell>
          <table:table-cell table:style-name="ce32" office:value-type="string" calcext:value-type="string">
            <text:p>B01</text:p>
          </table:table-cell>
          <table:table-cell table:style-name="ce32" office:value-type="string" calcext:value-type="string">
            <text:p>Fuel</text:p>
          </table:table-cell>
          <table:table-cell table:style-name="ce32" table:formula="of:=COM.MICROSOFT.CONCAT(VLOOKUP(LEFT([.C7];1);[.$A$1:.$B$9];2;0);&quot; -- &quot;; [.D7])" office:value-type="string" office:string-value="Transportation -- Fuel" calcext:value-type="string">
            <text:p>Transportation -- Fuel</text:p>
          </table:table-cell>
          <table:table-cell table:style-name="ce68" table:formula="of:=[.C7]" office:value-type="string" office:string-value="B01" calcext:value-type="string">
            <text:p>B01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Saving</text:p>
          </table:table-cell>
          <table:table-cell table:style-name="ce32" office:value-type="string" calcext:value-type="string">
            <text:p>B02</text:p>
          </table:table-cell>
          <table:table-cell table:style-name="ce32" office:value-type="string" calcext:value-type="string">
            <text:p>Insurance</text:p>
          </table:table-cell>
          <table:table-cell table:style-name="ce32" table:formula="of:=COM.MICROSOFT.CONCAT(VLOOKUP(LEFT([.C8];1);[.$A$1:.$B$9];2;0);&quot; -- &quot;; [.D8])" office:value-type="string" office:string-value="Transportation -- Insurance" calcext:value-type="string">
            <text:p>Transportation -- Insurance</text:p>
          </table:table-cell>
          <table:table-cell table:style-name="ce68" table:formula="of:=[.C8]" office:value-type="string" office:string-value="B02" calcext:value-type="string">
            <text:p>B02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65" office:value-type="string" calcext:value-type="string">
            <text:p>Miscellaneous</text:p>
          </table:table-cell>
          <table:table-cell table:style-name="ce32" office:value-type="string" calcext:value-type="string">
            <text:p>B03</text:p>
          </table:table-cell>
          <table:table-cell table:style-name="ce32" office:value-type="string" calcext:value-type="string">
            <text:p>Registration</text:p>
          </table:table-cell>
          <table:table-cell table:style-name="ce32" table:formula="of:=COM.MICROSOFT.CONCAT(VLOOKUP(LEFT([.C9];1);[.$A$1:.$B$9];2;0);&quot; -- &quot;; [.D9])" office:value-type="string" office:string-value="Transportation -- Registration" calcext:value-type="string">
            <text:p>Transportation -- Registration</text:p>
          </table:table-cell>
          <table:table-cell table:style-name="ce68" table:formula="of:=[.C9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4</text:p>
          </table:table-cell>
          <table:table-cell table:style-name="ce32" office:value-type="string" calcext:value-type="string">
            <text:p>Car Service</text:p>
          </table:table-cell>
          <table:table-cell table:style-name="ce32" table:formula="of:=COM.MICROSOFT.CONCAT(VLOOKUP(LEFT([.C10];1);[.$A$1:.$B$9];2;0);&quot; -- &quot;; [.D10])" office:value-type="string" office:string-value="Transportation -- Car Service" calcext:value-type="string">
            <text:p>Transportation -- Car Service</text:p>
          </table:table-cell>
          <table:table-cell table:style-name="ce68" table:formula="of:=[.C10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5</text:p>
          </table:table-cell>
          <table:table-cell table:style-name="ce32" office:value-type="string" calcext:value-type="string">
            <text:p>Fare</text:p>
          </table:table-cell>
          <table:table-cell table:style-name="ce32" table:formula="of:=COM.MICROSOFT.CONCAT(VLOOKUP(LEFT([.C11];1);[.$A$1:.$B$9];2;0);&quot; -- &quot;; [.D11])" office:value-type="string" office:string-value="Transportation -- Fare" calcext:value-type="string">
            <text:p>Transportation -- Fare</text:p>
          </table:table-cell>
          <table:table-cell table:style-name="ce68" table:formula="of:=[.C11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6</text:p>
          </table:table-cell>
          <table:table-cell table:style-name="ce32" office:value-type="string" calcext:value-type="string">
            <text:p>Parking Fee</text:p>
          </table:table-cell>
          <table:table-cell table:style-name="ce32" table:formula="of:=COM.MICROSOFT.CONCAT(VLOOKUP(LEFT([.C12];1);[.$A$1:.$B$9];2;0);&quot; -- &quot;; [.D12])" office:value-type="string" office:string-value="Transportation -- Parking Fee" calcext:value-type="string">
            <text:p>Transportation -- Parking Fee</text:p>
          </table:table-cell>
          <table:table-cell table:style-name="ce68" table:formula="of:=[.C12]" office:value-type="string" office:string-value="B06" calcext:value-type="string">
            <text:p>B06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32" office:value-type="string" calcext:value-type="string">
            <text:p>B07</text:p>
          </table:table-cell>
          <table:table-cell table:style-name="ce32" office:value-type="string" calcext:value-type="string">
            <text:p>Fines</text:p>
          </table:table-cell>
          <table:table-cell table:style-name="ce32" table:formula="of:=COM.MICROSOFT.CONCAT(VLOOKUP(LEFT([.C13];1);[.$A$1:.$B$9];2;0);&quot; -- &quot;; [.D13])" office:value-type="string" office:string-value="Transportation -- Fines" calcext:value-type="string">
            <text:p>Transportation -- Fines</text:p>
          </table:table-cell>
          <table:table-cell table:style-name="ce68" table:formula="of:=[.C13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B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14];1);[.$A$1:.$B$9];2;0);&quot; -- &quot;; [.D14])" office:value-type="string" office:string-value="Transportation -- Other" calcext:value-type="string">
            <text:p>Transportation -- Other</text:p>
          </table:table-cell>
          <table:table-cell table:style-name="ce68" table:formula="of:=[.C14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1</text:p>
          </table:table-cell>
          <table:table-cell table:style-name="ce32" office:value-type="string" calcext:value-type="string">
            <text:p>Insurance</text:p>
          </table:table-cell>
          <table:table-cell table:style-name="ce32" table:formula="of:=COM.MICROSOFT.CONCAT(VLOOKUP(LEFT([.C15];1);[.$A$1:.$B$9];2;0);&quot; -- &quot;; [.D15])" office:value-type="string" office:string-value="Medical/Health -- Insurance" calcext:value-type="string">
            <text:p>Medical/Health -- Insurance</text:p>
          </table:table-cell>
          <table:table-cell table:style-name="ce68" table:formula="of:=[.C15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2</text:p>
          </table:table-cell>
          <table:table-cell table:style-name="ce32" office:value-type="string" calcext:value-type="string">
            <text:p>Medical Service</text:p>
          </table:table-cell>
          <table:table-cell table:style-name="ce32" table:formula="of:=COM.MICROSOFT.CONCAT(VLOOKUP(LEFT([.C16];1);[.$A$1:.$B$9];2;0);&quot; -- &quot;; [.D16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C16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3</text:p>
          </table:table-cell>
          <table:table-cell table:style-name="ce32" office:value-type="string" calcext:value-type="string">
            <text:p>Medicine/Drugs</text:p>
          </table:table-cell>
          <table:table-cell table:style-name="ce32" table:formula="of:=COM.MICROSOFT.CONCAT(VLOOKUP(LEFT([.C17];1);[.$A$1:.$B$9];2;0);&quot; -- &quot;; [.D17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C17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04</text:p>
          </table:table-cell>
          <table:table-cell table:style-name="ce32" office:value-type="string" calcext:value-type="string">
            <text:p>Health Club</text:p>
          </table:table-cell>
          <table:table-cell table:style-name="ce32" table:formula="of:=COM.MICROSOFT.CONCAT(VLOOKUP(LEFT([.C18];1);[.$A$1:.$B$9];2;0);&quot; -- &quot;; [.D18])" office:value-type="string" office:string-value="Medical/Health -- Health Club" calcext:value-type="string">
            <text:p>Medical/Health -- Health Club</text:p>
          </table:table-cell>
          <table:table-cell table:style-name="ce68" table:formula="of:=[.C18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C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19];1);[.$A$1:.$B$9];2;0);&quot; -- &quot;; [.D19])" office:value-type="string" office:string-value="Medical/Health -- Other" calcext:value-type="string">
            <text:p>Medical/Health -- Other</text:p>
          </table:table-cell>
          <table:table-cell table:style-name="ce68" table:formula="of:=[.C19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1</text:p>
          </table:table-cell>
          <table:table-cell table:style-name="ce32" office:value-type="string" calcext:value-type="string">
            <text:p>Groceries</text:p>
          </table:table-cell>
          <table:table-cell table:style-name="ce32" table:formula="of:=COM.MICROSOFT.CONCAT(VLOOKUP(LEFT([.C20];1);[.$A$1:.$B$9];2;0);&quot; -- &quot;; [.D20])" office:value-type="string" office:string-value="Daily Living -- Groceries" calcext:value-type="string">
            <text:p>Daily Living -- Groceries</text:p>
          </table:table-cell>
          <table:table-cell table:style-name="ce68" table:formula="of:=[.C20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2</text:p>
          </table:table-cell>
          <table:table-cell table:style-name="ce32" office:value-type="string" calcext:value-type="string">
            <text:p>Alcohol</text:p>
          </table:table-cell>
          <table:table-cell table:style-name="ce32" table:formula="of:=COM.MICROSOFT.CONCAT(VLOOKUP(LEFT([.C21];1);[.$A$1:.$B$9];2;0);&quot; -- &quot;; [.D21])" office:value-type="string" office:string-value="Daily Living -- Alcohol" calcext:value-type="string">
            <text:p>Daily Living -- Alcohol</text:p>
          </table:table-cell>
          <table:table-cell table:style-name="ce68" table:formula="of:=[.C21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3</text:p>
          </table:table-cell>
          <table:table-cell table:style-name="ce32" office:value-type="string" calcext:value-type="string">
            <text:p>Clothing</text:p>
          </table:table-cell>
          <table:table-cell table:style-name="ce32" table:formula="of:=COM.MICROSOFT.CONCAT(VLOOKUP(LEFT([.C22];1);[.$A$1:.$B$9];2;0);&quot; -- &quot;; [.D22])" office:value-type="string" office:string-value="Daily Living -- Clothing" calcext:value-type="string">
            <text:p>Daily Living -- Clothing</text:p>
          </table:table-cell>
          <table:table-cell table:style-name="ce68" table:formula="of:=[.C22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4</text:p>
          </table:table-cell>
          <table:table-cell table:style-name="ce32" office:value-type="string" calcext:value-type="string">
            <text:p>shoes</text:p>
          </table:table-cell>
          <table:table-cell table:style-name="ce32" table:formula="of:=COM.MICROSOFT.CONCAT(VLOOKUP(LEFT([.C23];1);[.$A$1:.$B$9];2;0);&quot; -- &quot;; [.D23])" office:value-type="string" office:string-value="Daily Living -- shoes" calcext:value-type="string">
            <text:p>Daily Living -- shoes</text:p>
          </table:table-cell>
          <table:table-cell table:style-name="ce68" table:formula="of:=[.C23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5</text:p>
          </table:table-cell>
          <table:table-cell table:style-name="ce32" office:value-type="string" calcext:value-type="string">
            <text:p>Education/Lessons</text:p>
          </table:table-cell>
          <table:table-cell table:style-name="ce32" table:formula="of:=COM.MICROSOFT.CONCAT(VLOOKUP(LEFT([.C24];1);[.$A$1:.$B$9];2;0);&quot; -- &quot;; [.D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C24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6</text:p>
          </table:table-cell>
          <table:table-cell table:style-name="ce32" office:value-type="string" calcext:value-type="string">
            <text:p>Dining/Eating Out</text:p>
          </table:table-cell>
          <table:table-cell table:style-name="ce32" table:formula="of:=COM.MICROSOFT.CONCAT(VLOOKUP(LEFT([.C25];1);[.$A$1:.$B$9];2;0);&quot; -- &quot;; [.D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C25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7</text:p>
          </table:table-cell>
          <table:table-cell table:style-name="ce32" office:value-type="string" calcext:value-type="string">
            <text:p>Office Supplies</text:p>
          </table:table-cell>
          <table:table-cell table:style-name="ce32" table:formula="of:=COM.MICROSOFT.CONCAT(VLOOKUP(LEFT([.C26];1);[.$A$1:.$B$9];2;0);&quot; -- &quot;; [.D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C26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8</text:p>
          </table:table-cell>
          <table:table-cell table:style-name="ce32" office:value-type="string" calcext:value-type="string">
            <text:p>Gifts</text:p>
          </table:table-cell>
          <table:table-cell table:style-name="ce32" table:formula="of:=COM.MICROSOFT.CONCAT(VLOOKUP(LEFT([.C27];1);[.$A$1:.$B$9];2;0);&quot; -- &quot;; [.D27])" office:value-type="string" office:string-value="Daily Living -- Gifts" calcext:value-type="string">
            <text:p>Daily Living -- Gifts</text:p>
          </table:table-cell>
          <table:table-cell table:style-name="ce68" table:formula="of:=[.C27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09</text:p>
          </table:table-cell>
          <table:table-cell table:style-name="ce32" office:value-type="string" calcext:value-type="string">
            <text:p>Bank Fee</text:p>
          </table:table-cell>
          <table:table-cell table:style-name="ce32" table:formula="of:=COM.MICROSOFT.CONCAT(VLOOKUP(LEFT([.C28];1);[.$A$1:.$B$9];2;0);&quot; -- &quot;; [.D28])" office:value-type="string" office:string-value="Daily Living -- Bank Fee" calcext:value-type="string">
            <text:p>Daily Living -- Bank Fee</text:p>
          </table:table-cell>
          <table:table-cell table:style-name="ce68" table:formula="of:=[.C28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0</text:p>
          </table:table-cell>
          <table:table-cell table:style-name="ce32" office:value-type="string" calcext:value-type="string">
            <text:p>License Fee</text:p>
          </table:table-cell>
          <table:table-cell table:style-name="ce32" table:formula="of:=COM.MICROSOFT.CONCAT(VLOOKUP(LEFT([.C29];1);[.$A$1:.$B$9];2;0);&quot; -- &quot;; [.D29])" office:value-type="string" office:string-value="Daily Living -- License Fee" calcext:value-type="string">
            <text:p>Daily Living -- License Fee</text:p>
          </table:table-cell>
          <table:table-cell table:style-name="ce68" table:formula="of:=[.C29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1</text:p>
          </table:table-cell>
          <table:table-cell table:style-name="ce32" office:value-type="string" calcext:value-type="string">
            <text:p>Annual Fee</text:p>
          </table:table-cell>
          <table:table-cell table:style-name="ce32" table:formula="of:=COM.MICROSOFT.CONCAT(VLOOKUP(LEFT([.C30];1);[.$A$1:.$B$9];2;0);&quot; -- &quot;; [.D30])" office:value-type="string" office:string-value="Daily Living -- Annual Fee" calcext:value-type="string">
            <text:p>Daily Living -- Annual Fee</text:p>
          </table:table-cell>
          <table:table-cell table:style-name="ce68" table:formula="of:=[.C30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2</text:p>
          </table:table-cell>
          <table:table-cell table:style-name="ce32" office:value-type="string" calcext:value-type="string">
            <text:p>Mobile Phone Fee</text:p>
          </table:table-cell>
          <table:table-cell table:style-name="ce32" table:formula="of:=COM.MICROSOFT.CONCAT(VLOOKUP(LEFT([.C31];1);[.$A$1:.$B$9];2;0);&quot; -- &quot;; [.D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C31]" office:value-type="string" office:string-value="D12" calcext:value-type="string">
            <text:p>D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13</text:p>
          </table:table-cell>
          <table:table-cell table:style-name="ce32" office:value-type="string" calcext:value-type="string">
            <text:p>Withdraw Cash</text:p>
          </table:table-cell>
          <table:table-cell table:style-name="ce32" table:formula="of:=COM.MICROSOFT.CONCAT(VLOOKUP(LEFT([.C32];1);[.$A$1:.$B$9];2;0);&quot; -- &quot;; [.D32])" office:value-type="string" office:string-value="Daily Living -- Withdraw Cash" calcext:value-type="string">
            <text:p>Daily Living -- Withdraw Cash</text:p>
          </table:table-cell>
          <table:table-cell table:style-name="ce68" table:formula="of:=[.C32]" office:value-type="string" office:string-value="D13" calcext:value-type="string">
            <text:p>D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D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33];1);[.$A$1:.$B$9];2;0);&quot; -- &quot;; [.D33])" office:value-type="string" office:string-value="Daily Living -- Other" calcext:value-type="string">
            <text:p>Daily Living -- Other</text:p>
          </table:table-cell>
          <table:table-cell table:style-name="ce68" table:formula="of:=[.C33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E01</text:p>
          </table:table-cell>
          <table:table-cell table:style-name="ce32" office:value-type="string" calcext:value-type="string">
            <text:p>Travel/Vacation</text:p>
          </table:table-cell>
          <table:table-cell table:style-name="ce32" table:formula="of:=COM.MICROSOFT.CONCAT(VLOOKUP(LEFT([.C34];1);[.$A$1:.$B$9];2;0);&quot; -- &quot;; [.D34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C34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E02</text:p>
          </table:table-cell>
          <table:table-cell table:style-name="ce32" office:value-type="string" calcext:value-type="string">
            <text:p>Movies</text:p>
          </table:table-cell>
          <table:table-cell table:style-name="ce32" table:formula="of:=COM.MICROSOFT.CONCAT(VLOOKUP(LEFT([.C35];1);[.$A$1:.$B$9];2;0);&quot; -- &quot;; [.D35])" office:value-type="string" office:string-value="Entertainment -- Movies" calcext:value-type="string">
            <text:p>Entertainment -- Movies</text:p>
          </table:table-cell>
          <table:table-cell table:style-name="ce68" table:formula="of:=[.C35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E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36];1);[.$A$1:.$B$9];2;0);&quot; -- &quot;; [.D36])" office:value-type="string" office:string-value="Entertainment -- Other" calcext:value-type="string">
            <text:p>Entertainment -- Other</text:p>
          </table:table-cell>
          <table:table-cell table:style-name="ce68" table:formula="of:=[.C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F01</text:p>
          </table:table-cell>
          <table:table-cell table:style-name="ce32" office:value-type="string" calcext:value-type="string">
            <text:p>Credit Card</text:p>
          </table:table-cell>
          <table:table-cell table:style-name="ce32" table:formula="of:=COM.MICROSOFT.CONCAT(VLOOKUP(LEFT([.C37];1);[.$A$1:.$B$9];2;0);&quot; -- &quot;; [.D37])" office:value-type="string" office:string-value="Debt -- Credit Card" calcext:value-type="string">
            <text:p>Debt -- Credit Card</text:p>
          </table:table-cell>
          <table:table-cell table:style-name="ce68" table:formula="of:=[.C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F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38];1);[.$A$1:.$B$9];2;0);&quot; -- &quot;; [.D38])" office:value-type="string" office:string-value="Debt -- Other" calcext:value-type="string">
            <text:p>Debt -- Other</text:p>
          </table:table-cell>
          <table:table-cell table:style-name="ce68" table:formula="of:=[.C38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G01</text:p>
          </table:table-cell>
          <table:table-cell table:style-name="ce32" office:value-type="string" calcext:value-type="string">
            <text:p>Fund Transfer to </text:p>
          </table:table-cell>
          <table:table-cell table:style-name="ce32" table:formula="of:=COM.MICROSOFT.CONCAT(VLOOKUP(LEFT([.C39];1);[.$A$1:.$B$9];2;0);&quot; -- &quot;; [.D39])" office:value-type="string" office:string-value="Saving -- Fund Transfer to " calcext:value-type="string">
            <text:p>Saving -- Fund Transfer to </text:p>
          </table:table-cell>
          <table:table-cell table:style-name="ce68" table:formula="of:=[.C39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G02</text:p>
          </table:table-cell>
          <table:table-cell table:style-name="ce32" office:value-type="string" calcext:value-type="string">
            <text:p>Fund Transfer from </text:p>
          </table:table-cell>
          <table:table-cell table:style-name="ce32" table:formula="of:=COM.MICROSOFT.CONCAT(VLOOKUP(LEFT([.C40];1);[.$A$1:.$B$9];2;0);&quot; -- &quot;; [.D40])" office:value-type="string" office:string-value="Saving -- Fund Transfer from " calcext:value-type="string">
            <text:p>Saving -- Fund Transfer from </text:p>
          </table:table-cell>
          <table:table-cell table:style-name="ce68" table:formula="of:=[.C40]" office:value-type="string" office:string-value="G02" calcext:value-type="string">
            <text:p>G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G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41];1);[.$A$1:.$B$9];2;0);&quot; -- &quot;; [.D41])" office:value-type="string" office:string-value="Saving -- Other" calcext:value-type="string">
            <text:p>Saving -- Other</text:p>
          </table:table-cell>
          <table:table-cell table:style-name="ce68" table:formula="of:=[.C41]" office:value-type="string" office:string-value="G99" calcext:value-type="string">
            <text:p>G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H01</text:p>
          </table:table-cell>
          <table:table-cell table:style-name="ce32" office:value-type="string" calcext:value-type="string">
            <text:p>Income</text:p>
          </table:table-cell>
          <table:table-cell table:style-name="ce32" table:formula="of:=COM.MICROSOFT.CONCAT(VLOOKUP(LEFT([.C42];1);[.$A$1:.$B$9];2;0);&quot; -- &quot;; [.D42])" office:value-type="string" office:string-value="Miscellaneous -- Income" calcext:value-type="string">
            <text:p>Miscellaneous -- Income</text:p>
          </table:table-cell>
          <table:table-cell table:style-name="ce68" table:formula="of:=[.C42]" office:value-type="string" office:string-value="H01" calcext:value-type="string">
            <text:p>H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2" office:value-type="string" calcext:value-type="string">
            <text:p>H99</text:p>
          </table:table-cell>
          <table:table-cell table:style-name="ce32" office:value-type="string" calcext:value-type="string">
            <text:p>Other</text:p>
          </table:table-cell>
          <table:table-cell table:style-name="ce32" table:formula="of:=COM.MICROSOFT.CONCAT(VLOOKUP(LEFT([.C43];1);[.$A$1:.$B$9];2;0);&quot; -- &quot;; [.D43])" office:value-type="string" office:string-value="Miscellaneous -- Other" calcext:value-type="string">
            <text:p>Miscellaneous -- Other</text:p>
          </table:table-cell>
          <table:table-cell table:style-name="ce68" table:formula="of:=[.C43]" office:value-type="string" office:string-value="H99" calcext:value-type="string">
            <text:p>H99</text:p>
          </table:table-cell>
          <table:table-cell/>
          <table:table-cell table:style-name="ce66" table:content-validation-name="val2"/>
          <table:table-cell table:number-columns-repeated="1011"/>
        </table:table-row>
        <table:table-row table:style-name="ro1" table:number-rows-repeated="16">
          <table:table-cell table:number-columns-repeated="7"/>
          <table:table-cell table:style-name="ce66" table:content-validation-name="val2"/>
          <table:table-cell table:number-columns-repeated="1011"/>
        </table:table-row>
        <table:table-row table:style-name="ro1" table:number-rows-repeated="104851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Keywords" table:style-name="ta1">
        <office:forms form:automatic-focus="false" form:apply-design-mode="false"/>
        <table:table-column table:style-name="co16" table:default-cell-style-name="ce92"/>
        <table:table-column table:style-name="co17" table:default-cell-style-name="ce92"/>
        <table:table-column table:style-name="co8" table:default-cell-style-name="ce98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18" table:default-cell-style-name="ce92"/>
        <table:table-column table:style-name="co21" table:default-cell-style-name="ce92"/>
        <table:table-column table:style-name="co22" table:default-cell-style-name="ce98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8" table:number-columns-repeated="1012" table:default-cell-style-name="ce92"/>
        <table:table-row table:style-name="ro3">
          <table:table-cell table:style-name="ce36" office:value-type="string" calcext:value-type="string">
            <text:p>Keywords</text:p>
          </table:table-cell>
          <table:table-cell table:style-name="ce36" office:value-type="string" calcext:value-type="string">
            <text:p>Categories</text:p>
          </table:table-cell>
          <table:table-cell table:style-name="ce97" office:value-type="string" calcext:value-type="string">
            <text:p>Code</text:p>
          </table:table-cell>
          <table:table-cell table:style-name="ce99"/>
          <table:table-cell table:style-name="ce100" office:value-type="string" calcext:value-type="string">
            <text:p>CHECK UNIQUE TEXT</text:p>
          </table:table-cell>
          <table:table-cell table:style-name="ce102"/>
          <table:table-cell table:style-name="ce104"/>
          <table:table-cell table:style-name="ce10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100" office:value-type="string" calcext:value-type="string">
            <text:p>CHECK UNIQUE CODE</text:p>
          </table:table-cell>
          <table:table-cell table:style-name="ce102"/>
          <table:table-cell table:style-name="ce104" table:number-columns-repeated="1012"/>
        </table:table-row>
        <table:table-row table:style-name="ro4">
          <table:table-cell table:style-name="ce67" office:value-type="string" calcext:value-type="string">
            <text:p>WOOLWORTHS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2];[$Category.$E$2:$Category.$F$43];2;0)" office:value-type="string" office:string-value="D01" calcext:value-type="string">
            <text:p>D01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style-name="ce103" table:formula="of:=COUNTIF([.A2:.A250];[.E2])" office:value-type="float" office:value="0" calcext:value-type="float">
            <text:p>0</text:p>
          </table:table-cell>
          <table:table-cell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/>
          <table:table-cell table:style-name="ce106"/>
          <table:table-cell table:style-name="ce103" table:formula="of:=COUNTIF([.I2:.I250];[.K2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71" office:value-type="string" calcext:value-type="string">
            <text:p>DIS FRUIT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3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/>
          <table:table-cell table:style-name="ce107"/>
          <table:table-cell table:style-name="ce108"/>
          <table:table-cell table:number-columns-repeated="1012"/>
        </table:table-row>
        <table:table-row table:style-name="ro4">
          <table:table-cell table:style-name="ce71" office:value-type="string" calcext:value-type="string">
            <text:p>ALDI STORES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1015"/>
        </table:table-row>
        <table:table-row table:style-name="ro4">
          <table:table-cell table:style-name="ce71" office:value-type="string" calcext:value-type="string">
            <text:p>K TOWN SUPERMARKET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5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1015"/>
        </table:table-row>
        <table:table-row table:style-name="ro4">
          <table:table-cell table:style-name="ce71" office:value-type="string" calcext:value-type="string">
            <text:p>HANARO TRADING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6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1015"/>
        </table:table-row>
        <table:table-row table:style-name="ro4">
          <table:table-cell table:style-name="ce71" office:value-type="string" calcext:value-type="string">
            <text:p>HAPPY MARKET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7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GA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8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CLINK DIR DEBIT</text:p>
          </table:table-cell>
          <table:table-cell table:style-name="ce67" table:content-validation-name="val3" office:value-type="string" calcext:value-type="string">
            <text:p>Debt -- Other</text:p>
          </table:table-cell>
          <table:table-cell table:formula="of:=VLOOKUP([.B9];[$Category.$E$2:$Category.$F$43];2;0)" office:value-type="string" office:string-value="F99" calcext:value-type="string">
            <text:p>F99</text:p>
          </table:table-cell>
          <table:table-cell table:number-columns-repeated="4"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1015"/>
        </table:table-row>
        <table:table-row table:style-name="ro4">
          <table:table-cell table:style-name="ce94" office:value-type="string" calcext:value-type="string">
            <text:p>MS CHARCOAL</text:p>
          </table:table-cell>
          <table:table-cell table:style-name="ce67" table:content-validation-name="val3" office:value-type="string" calcext:value-type="string">
            <text:p>Daily Living -- Dining/Eating Out</text:p>
          </table:table-cell>
          <table:table-cell table:formula="of:=VLOOKUP([.B10];[$Category.$E$2:$Category.$F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BETTS BRAND DIRECT</text:p>
          </table:table-cell>
          <table:table-cell table:style-name="ce67" table:content-validation-name="val3" office:value-type="string" calcext:value-type="string">
            <text:p>Daily Living -- shoes</text:p>
          </table:table-cell>
          <table:table-cell table:formula="of:=VLOOKUP([.B11];[$Category.$E$2:$Category.$F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shoes</text:p>
          </table:table-cell>
          <table:table-cell office:value-type="string" calcext:value-type="string">
            <text:p>D04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NIKE HARBOURTOWN</text:p>
          </table:table-cell>
          <table:table-cell table:style-name="ce67" table:content-validation-name="val3" office:value-type="string" calcext:value-type="string">
            <text:p>Daily Living -- shoes</text:p>
          </table:table-cell>
          <table:table-cell table:formula="of:=VLOOKUP([.B12];[$Category.$E$2:$Category.$F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5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PACIFIC PINES PRIMARY</text:p>
          </table:table-cell>
          <table:table-cell table:style-name="ce67" table:content-validation-name="val3" office:value-type="string" calcext:value-type="string">
            <text:p>Daily Living -- Education/Lessons</text:p>
          </table:table-cell>
          <table:table-cell table:formula="of:=VLOOKUP([.B13];[$Category.$E$2:$Category.$F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6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KMART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1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7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JUSTICE SPER</text:p>
          </table:table-cell>
          <table:table-cell table:style-name="ce67" table:content-validation-name="val3" office:value-type="string" calcext:value-type="string">
            <text:p>Transportation -- Fines</text:p>
          </table:table-cell>
          <table:table-cell table:formula="of:=VLOOKUP([.B15];[$Category.$E$2:$Category.$F$43];2;0)" office:value-type="string" office:string-value="B07" calcext:value-type="string">
            <text:p>B07</text:p>
          </table:table-cell>
          <table:table-cell table:number-columns-repeated="4"/>
          <table:table-cell office:value-type="string" calcext:value-type="string">
            <text:p>Daily Living -- Bank Fee</text:p>
          </table:table-cell>
          <table:table-cell office:value-type="string" calcext:value-type="string">
            <text:p>D09</text:p>
          </table:table-cell>
          <table:table-cell table:number-columns-repeated="1015"/>
        </table:table-row>
        <table:table-row table:style-name="ro4">
          <table:table-cell table:style-name="ce94" office:value-type="string" calcext:value-type="string">
            <text:p>WE BREW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16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License Fee</text:p>
          </table:table-cell>
          <table:table-cell office:value-type="string" calcext:value-type="string">
            <text:p>D10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VODAFONE</text:p>
          </table:table-cell>
          <table:table-cell table:style-name="ce67" table:content-validation-name="val3" office:value-type="string" calcext:value-type="string">
            <text:p>Daily Living -- Mobile Phone Fee</text:p>
          </table:table-cell>
          <table:table-cell table:formula="of:=VLOOKUP([.B17];[$Category.$E$2:$Category.$F$43];2;0)" office:value-type="string" office:string-value="D12" calcext:value-type="string">
            <text:p>D12</text:p>
          </table:table-cell>
          <table:table-cell table:number-columns-repeated="4"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2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TMR REG RENEW</text:p>
          </table:table-cell>
          <table:table-cell table:style-name="ce67" table:content-validation-name="val3" office:value-type="string" calcext:value-type="string">
            <text:p>Transportation -- Registration</text:p>
          </table:table-cell>
          <table:table-cell table:formula="of:=VLOOKUP([.B18];[$Category.$E$2:$Category.$F$43];2;0)" office:value-type="string" office:string-value="B03" calcext:value-type="string">
            <text:p>B03</text:p>
          </table:table-cell>
          <table:table-cell table:number-columns-repeated="4"/>
          <table:table-cell office:value-type="string" calcext:value-type="string">
            <text:p>Daily Living -- Withdraw Cash</text:p>
          </table:table-cell>
          <table:table-cell office:value-type="string" calcext:value-type="string">
            <text:p>D13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OFFICEWORKS</text:p>
          </table:table-cell>
          <table:table-cell table:style-name="ce67" table:content-validation-name="val3" office:value-type="string" calcext:value-type="string">
            <text:p>Daily Living -- Office Supplies</text:p>
          </table:table-cell>
          <table:table-cell table:formula="of:=VLOOKUP([.B19];[$Category.$E$2:$Category.$F$43];2;0)" office:value-type="string" office:string-value="D07" calcext:value-type="string">
            <text:p>D07</text:p>
          </table:table-cell>
          <table:table-cell table:number-columns-repeated="4"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CHIKOR PTY LTD</text:p>
          </table:table-cell>
          <table:table-cell table:style-name="ce67" table:content-validation-name="val3" office:value-type="string" calcext:value-type="string">
            <text:p>Daily Living -- Dining/Eating Out</text:p>
          </table:table-cell>
          <table:table-cell table:formula="of:=VLOOKUP([.B20];[$Category.$E$2:$Category.$F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WW PETROL</text:p>
          </table:table-cell>
          <table:table-cell table:style-name="ce67" table:content-validation-name="val3" office:value-type="string" calcext:value-type="string">
            <text:p>Transportation -- Fuel</text:p>
          </table:table-cell>
          <table:table-cell table:formula="of:=VLOOKUP([.B21];[$Category.$E$2:$Category.$F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Debt -- Credit Card</text:p>
          </table:table-cell>
          <table:table-cell office:value-type="string" calcext:value-type="string">
            <text:p>F01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PACIFIC PINES CHEMM</text:p>
          </table:table-cell>
          <table:table-cell table:style-name="ce67" table:content-validation-name="val3" office:value-type="string" calcext:value-type="string">
            <text:p>Medical/Health -- Medicine/Drugs</text:p>
          </table:table-cell>
          <table:table-cell table:formula="of:=VLOOKUP([.B22];[$Category.$E$2:$Category.$F$43];2;0)" office:value-type="string" office:string-value="C03" calcext:value-type="string">
            <text:p>C03</text:p>
          </table:table-cell>
          <table:table-cell table:number-columns-repeated="4"/>
          <table:table-cell office:value-type="string" calcext:value-type="string">
            <text:p>Debt -- Other</text:p>
          </table:table-cell>
          <table:table-cell office:value-type="string" calcext:value-type="string">
            <text:p>F99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7-ELEVEN</text:p>
          </table:table-cell>
          <table:table-cell table:style-name="ce67" table:content-validation-name="val3" office:value-type="string" calcext:value-type="string">
            <text:p>Transportation -- Fuel</text:p>
          </table:table-cell>
          <table:table-cell table:formula="of:=VLOOKUP([.B23];[$Category.$E$2:$Category.$F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Saving -- Fund Transfer to </text:p>
          </table:table-cell>
          <table:table-cell office:value-type="string" calcext:value-type="string">
            <text:p>G01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COLES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2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H01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QAHS GENERAL ACCOUNT</text:p>
          </table:table-cell>
          <table:table-cell table:style-name="ce67" table:content-validation-name="val3" office:value-type="string" calcext:value-type="string">
            <text:p>Daily Living -- Education/Lessons</text:p>
          </table:table-cell>
          <table:table-cell table:formula="of:=VLOOKUP([.B25];[$Category.$E$2:$Category.$F$43];2;0)" office:value-type="string" office:string-value="D05" calcext:value-type="string">
            <text:p>D05</text:p>
          </table:table-cell>
          <table:table-cell table:number-columns-repeated="4"/>
          <table:table-cell table:style-name="ce67" table:content-validation-name="val3" office:value-type="string" calcext:value-type="string">
            <text:p>Housing Expenses -- Electricity</text:p>
          </table:table-cell>
          <table:table-cell table:formula="of:=VLOOKUP([.H25];[$Category.$E$2:$Category.$F$43];2;0)" office:value-type="string" office:string-value="A03" calcext:value-type="string">
            <text:p>A03</text:p>
          </table:table-cell>
          <table:table-cell table:number-columns-repeated="1015"/>
        </table:table-row>
        <table:table-row table:style-name="ro4">
          <table:table-cell table:style-name="ce93" office:value-type="string" calcext:value-type="string">
            <text:p>QNMU MEMBERSHIP</text:p>
          </table:table-cell>
          <table:table-cell table:style-name="ce67" table:content-validation-name="val3" office:value-type="string" calcext:value-type="string">
            <text:p>Daily Living -- License Fee</text:p>
          </table:table-cell>
          <table:table-cell table:formula="of:=VLOOKUP([.B26];[$Category.$E$2:$Category.$F$43];2;0)" office:value-type="string" office:string-value="D10" calcext:value-type="string">
            <text:p>D10</text:p>
          </table:table-cell>
          <table:table-cell table:number-columns-repeated="1021"/>
        </table:table-row>
        <table:table-row table:style-name="ro4">
          <table:table-cell table:style-name="ce93" office:value-type="string" calcext:value-type="string">
            <text:p>TELSTRA CORP</text:p>
          </table:table-cell>
          <table:table-cell table:style-name="ce67" table:content-validation-name="val3" office:value-type="string" calcext:value-type="string">
            <text:p>Housing Expenses -- Internet/Phone</text:p>
          </table:table-cell>
          <table:table-cell table:formula="of:=VLOOKUP([.B27];[$Category.$E$2:$Category.$F$43];2;0)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4">
          <table:table-cell table:style-name="ce93" office:value-type="string" calcext:value-type="string">
            <text:p>DOMINO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28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table:style-name="ce93" office:value-type="string" calcext:value-type="string">
            <text:p>PAYPAL</text:p>
          </table:table-cell>
          <table:table-cell table:style-name="ce67" table:content-validation-name="val3" office:value-type="string" calcext:value-type="string">
            <text:p>Daily Living -- Other</text:p>
          </table:table-cell>
          <table:table-cell table:formula="of:=VLOOKUP([.B29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4">
          <table:table-cell table:style-name="ce94" office:value-type="string" calcext:value-type="string">
            <text:p>MEDIBANK</text:p>
          </table:table-cell>
          <table:table-cell table:style-name="ce67" table:content-validation-name="val3" office:value-type="string" calcext:value-type="string">
            <text:p>Medical/Health -- Insurance</text:p>
          </table:table-cell>
          <table:table-cell table:formula="of:=VLOOKUP([.B30];[$Category.$E$2:$Category.$F$43];2;0)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4">
          <table:table-cell table:style-name="ce93" office:value-type="string" calcext:value-type="string">
            <text:p>MCDONALDS</text:p>
          </table:table-cell>
          <table:table-cell table:style-name="ce67" table:content-validation-name="val3" office:value-type="string" calcext:value-type="string">
            <text:p>Daily Living -- Dining/Eating Out</text:p>
          </table:table-cell>
          <table:table-cell table:formula="of:=VLOOKUP([.B31];[$Category.$E$2:$Category.$F$43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4">
          <table:table-cell table:style-name="ce93" office:value-type="string" calcext:value-type="string">
            <text:p>DHC <text:s/>INVESTMENT</text:p>
          </table:table-cell>
          <table:table-cell table:style-name="ce67" table:content-validation-name="val3" office:value-type="string" calcext:value-type="string">
            <text:p>Housing Expenses -- Rent</text:p>
          </table:table-cell>
          <table:table-cell table:formula="of:=VLOOKUP([.B32];[$Category.$E$2:$Category.$F$43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4">
          <table:table-cell table:style-name="ce94" office:value-type="string" calcext:value-type="string">
            <text:p>JUMMPS</text:p>
          </table:table-cell>
          <table:table-cell table:style-name="ce67" table:content-validation-name="val3" office:value-type="string" calcext:value-type="string">
            <text:p>Entertainment -- Other</text:p>
          </table:table-cell>
          <table:table-cell table:formula="of:=VLOOKUP([.B33];[$Category.$E$2:$Category.$F$43];2;0)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4">
          <table:table-cell table:style-name="ce95" office:value-type="string" calcext:value-type="string">
            <text:p>GOODLIFE</text:p>
          </table:table-cell>
          <table:table-cell table:style-name="ce67" table:content-validation-name="val3" office:value-type="string" calcext:value-type="string">
            <text:p>Medical/Health -- Health Club</text:p>
          </table:table-cell>
          <table:table-cell table:formula="of:=VLOOKUP([.B34];[$Category.$E$2:$Category.$F$43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UNDS TFER</text:p>
          </table:table-cell>
          <table:table-cell table:style-name="ce67" table:content-validation-name="val3" office:value-type="string" calcext:value-type="string">
            <text:p>Saving -- Fund Transfer to </text:p>
          </table:table-cell>
          <table:table-cell table:formula="of:=VLOOKUP([.B35];[$Category.$E$2:$Category.$F$43];2;0)" office:value-type="string" office:string-value="G01" calcext:value-type="string">
            <text:p>G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MONWEALTH CARDS</text:p>
          </table:table-cell>
          <table:table-cell table:style-name="ce67" table:content-validation-name="val3" office:value-type="string" calcext:value-type="string">
            <text:p>Debt -- Credit Card</text:p>
          </table:table-cell>
          <table:table-cell table:formula="of:=VLOOKUP([.B36];[$Category.$E$2:$Category.$F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4">
          <table:table-cell table:style-name="ce94" office:value-type="string" calcext:value-type="string">
            <text:p>DEBIT INTEREST CHARGED</text:p>
          </table:table-cell>
          <table:table-cell table:style-name="ce67" table:content-validation-name="val4" office:value-type="string" calcext:value-type="string">
            <text:p>Daily Living -- Bank Fee</text:p>
          </table:table-cell>
          <table:table-cell table:formula="of:=VLOOKUP([.B37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CCOUNT SERVICING FEE</text:p>
          </table:table-cell>
          <table:table-cell table:style-name="ce67" table:content-validation-name="val3" office:value-type="string" calcext:value-type="string">
            <text:p>Daily Living -- Bank Fee</text:p>
          </table:table-cell>
          <table:table-cell table:formula="of:=VLOOKUP([.B38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VERSAL OF ACCOUNT SERVICING FEE</text:p>
          </table:table-cell>
          <table:table-cell table:style-name="ce67" table:content-validation-name="val3" office:value-type="string" calcext:value-type="string">
            <text:p>Daily Living -- Bank Fee</text:p>
          </table:table-cell>
          <table:table-cell table:formula="of:=VLOOKUP([.B39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TM</text:p>
          </table:table-cell>
          <table:table-cell table:style-name="ce67" table:content-validation-name="val3" office:value-type="string" calcext:value-type="string">
            <text:p>Daily Living -- Withdraw Cash</text:p>
          </table:table-cell>
          <table:table-cell table:formula="of:=VLOOKUP([.B40];[$Category.$E$2:$Category.$F$43];2;0)" office:value-type="string" office:string-value="D13" calcext:value-type="string">
            <text:p>D1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AY/SALARY</text:p>
          </table:table-cell>
          <table:table-cell table:style-name="ce67" table:content-validation-name="val3" office:value-type="string" calcext:value-type="string">
            <text:p>Miscellaneous -- Income</text:p>
          </table:table-cell>
          <table:table-cell table:formula="of:=VLOOKUP([.B41];[$Category.$E$2:$Category.$F$43];2;0)" office:value-type="string" office:string-value="H01" calcext:value-type="string">
            <text:p>H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LINE PH</text:p>
          </table:table-cell>
          <table:table-cell table:style-name="ce67" table:content-validation-name="val3" office:value-type="string" calcext:value-type="string">
            <text:p>Daily Living -- Other</text:p>
          </table:table-cell>
          <table:table-cell table:formula="of:=VLOOKUP([.B42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UMBYS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43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table:style-name="ce96" office:value-type="string" calcext:value-type="string">
            <text:p>JHY PTY LTD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44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table:style-name="ce96" office:value-type="string" calcext:value-type="string">
            <text:p>BREADTOP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45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REEN VALLEY BUTCHE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46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ACHIBANA PTY LTD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47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IGIN ENERGY</text:p>
          </table:table-cell>
          <table:table-cell table:style-name="ce67" table:content-validation-name="val3" office:value-type="string" calcext:value-type="string">
            <text:p>Housing Expenses -- Electricity</text:p>
          </table:table-cell>
          <table:table-cell table:formula="of:=VLOOKUP([.B48];[$Category.$E$2:$Category.$F$43];2;0)" office:value-type="string" office:string-value="A03" calcext:value-type="string">
            <text:p>A0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OVE THAT BOOK</text:p>
          </table:table-cell>
          <table:table-cell table:style-name="ce67" table:content-validation-name="val3" office:value-type="string" calcext:value-type="string">
            <text:p>Daily Living -- Education/Lessons</text:p>
          </table:table-cell>
          <table:table-cell table:formula="of:=VLOOKUP([.B49];[$Category.$E$2:$Category.$F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ZARRAFFAS COFFEE</text:p>
          </table:table-cell>
          <table:table-cell table:style-name="ce67" table:content-validation-name="val3" office:value-type="string" calcext:value-type="string">
            <text:p>Daily Living -- Groceries</text:p>
          </table:table-cell>
          <table:table-cell table:formula="of:=VLOOKUP([.B50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 table:number-rows-repeated="78">
          <table:table-cell table:number-columns-repeated="1024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9_03" table:style-name="ta1">
        <office:forms form:automatic-focus="false" form:apply-design-mode="false"/>
        <table:table-column table:style-name="co23" table:default-cell-style-name="ce113"/>
        <table:table-column table:style-name="co24" table:default-cell-style-name="ce76"/>
        <table:table-column table:style-name="co25" table:default-cell-style-name="ce76"/>
        <table:table-column table:style-name="co26" table:default-cell-style-name="ce76"/>
        <table:table-column table:style-name="co27" table:default-cell-style-name="ce76"/>
        <table:table-column table:style-name="co8" table:number-columns-repeated="1011" table:default-cell-style-name="ce76"/>
        <table:table-column table:style-name="co8" table:number-columns-repeated="4" table:default-cell-style-name="Default"/>
        <table:table-row table:style-name="ro6">
          <table:table-cell table:style-name="ce112" office:value-type="string" calcext:value-type="string">
            <text:p>spend_date</text:p>
          </table:table-cell>
          <table:table-cell table:style-name="ce114" office:value-type="string" calcext:value-type="string">
            <text:p>spend_amount</text:p>
          </table:table-cell>
          <table:table-cell table:style-name="ce114" office:value-type="string" calcext:value-type="string">
            <text:p>spend_description</text:p>
          </table:table-cell>
          <table:table-cell table:style-name="ce114" office:value-type="string" calcext:value-type="string">
            <text:p>category</text:p>
          </table:table-cell>
          <table:table-cell table:style-name="ce114" office:value-type="string" calcext:value-type="string">
            <text:p>spend_category</text:p>
          </table:table-cell>
          <table:table-cell table:style-name="ce115" table:number-columns-repeated="1011"/>
          <table:table-cell table:style-name="ce37" table:number-columns-repeated="4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formula="of:=VLOOKUP([.D2];unique_categories;2;0)" office:value-type="string" office:string-value="D09" calcext:value-type="string">
            <text:p>D09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formula="of:=VLOOKUP([.D3];unique_categories;2;0)" office:value-type="string" office:string-value="D09" calcext:value-type="string">
            <text:p>D09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INDEX(catagories;MATCH(1;ISNUMBER(SEARCH(keys;[.C4]));0))" office:value-type="string" office:string-value="Saving -- Fund Transfer to " calcext:value-type="string">
            <text:p>Saving -- Fund Transfer to </text:p>
          </table:table-cell>
          <table:table-cell table:formula="of:=VLOOKUP([.D4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INDEX(catagories;MATCH(1;ISNUMBER(SEARCH(keys;[.C5]));0))" office:value-type="string" office:string-value="Debt -- Credit Card" calcext:value-type="string">
            <text:p>Debt -- Credit Card</text:p>
          </table:table-cell>
          <table:table-cell table:formula="of:=VLOOKUP([.D5];unique_categories;2;0)" office:value-type="string" office:string-value="F01" calcext:value-type="string">
            <text:p>F01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INDEX(catagories;MATCH(1;ISNUMBER(SEARCH(keys;[.C6]));0))" office:value-type="string" office:string-value="Debt -- Other" calcext:value-type="string">
            <text:p>Debt -- Other</text:p>
          </table:table-cell>
          <table:table-cell table:formula="of:=VLOOKUP([.D6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INDEX(catagories;MATCH(1;ISNUMBER(SEARCH(keys;[.C7]));0))" office:value-type="string" office:string-value="Saving -- Fund Transfer to " calcext:value-type="string">
            <text:p>Saving -- Fund Transfer to </text:p>
          </table:table-cell>
          <table:table-cell table:formula="of:=VLOOKUP([.D7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INDEX(catagories;MATCH(1;ISNUMBER(SEARCH(keys;[.C8]));0))" office:value-type="string" office:string-value="Medical/Health -- Health Club" calcext:value-type="string">
            <text:p>Medical/Health -- Health Club</text:p>
          </table:table-cell>
          <table:table-cell table:formula="of:=VLOOKUP([.D8];unique_categories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]));0))" office:value-type="string" office:string-value="Daily Living -- Groceries" calcext:value-type="string">
            <text:p>Daily Living -- Groceries</text:p>
          </table:table-cell>
          <table:table-cell table:formula="of:=VLOOKUP([.D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9" calcext:value-type="date">
            <text:p>2019-03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INDEX(catagories;MATCH(1;ISNUMBER(SEARCH(keys;[.C10]));0))" office:value-type="string" office:string-value="Debt -- Other" calcext:value-type="string">
            <text:p>Debt -- Other</text:p>
          </table:table-cell>
          <table:table-cell table:formula="of:=VLOOKUP([.D10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office:value-type="date" office:date-value="2019-03-28" calcext:value-type="date">
            <text:p>2019-03-28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11]));0))" office:value-type="string" office:string-value="Transportation -- Fuel" calcext:value-type="string">
            <text:p>Transportation -- Fuel</text:p>
          </table:table-cell>
          <table:table-cell table:formula="of:=VLOOKUP([.D11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office:value-type="date" office:date-value="2019-03-28" calcext:value-type="date">
            <text:p>2019-03-28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formula="of:=VLOOKUP([.D1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8" calcext:value-type="date">
            <text:p>2019-03-28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formula="of:=VLOOKUP([.D1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8" calcext:value-type="date">
            <text:p>2019-03-28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14]));0))" office:value-type="string" office:string-value="Miscellaneous -- Income" calcext:value-type="string">
            <text:p>Miscellaneous -- Income</text:p>
          </table:table-cell>
          <table:table-cell table:formula="of:=VLOOKUP([.D14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office:value-type="date" office:date-value="2019-03-28" calcext:value-type="date">
            <text:p>2019-03-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INDEX(catagories;MATCH(1;ISNUMBER(SEARCH(keys;[.C15]));0))" office:value-type="string" office:string-value="Saving -- Fund Transfer to " calcext:value-type="string">
            <text:p>Saving -- Fund Transfer to </text:p>
          </table:table-cell>
          <table:table-cell table:formula="of:=VLOOKUP([.D15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27" calcext:value-type="date">
            <text:p>2019-03-27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INDEX(catagories;MATCH(1;ISNUMBER(SEARCH(keys;[.C16]));0))" office:value-type="string" office:string-value="Daily Living -- Education/Lessons" calcext:value-type="string">
            <text:p>Daily Living -- Education/Lessons</text:p>
          </table:table-cell>
          <table:table-cell table:formula="of:=VLOOKUP([.D16];unique_categories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5">
          <table:table-cell office:value-type="date" office:date-value="2019-03-27" calcext:value-type="date">
            <text:p>2019-03-2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formula="of:=VLOOKUP([.D1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6" calcext:value-type="date">
            <text:p>2019-03-26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18]));0))" office:value-type="string" office:string-value="Daily Living -- Withdraw Cash" calcext:value-type="string">
            <text:p>Daily Living -- Withdraw Cash</text:p>
          </table:table-cell>
          <table:table-cell table:formula="of:=VLOOKUP([.D18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office:value-type="date" office:date-value="2019-03-26" calcext:value-type="date">
            <text:p>2019-03-26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formula="of:=VLOOKUP([.D1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6" calcext:value-type="date">
            <text:p>2019-03-26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formula="of:=VLOOKUP([.D2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21]));0))" office:value-type="string" office:string-value="Daily Living -- Withdraw Cash" calcext:value-type="string">
            <text:p>Daily Living -- Withdraw Cash</text:p>
          </table:table-cell>
          <table:table-cell table:formula="of:=VLOOKUP([.D21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formula="of:=VLOOKUP([.D2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INDEX(catagories;MATCH(1;ISNUMBER(SEARCH(keys;[.C23]));0))" office:value-type="string" office:string-value="Daily Living -- Groceries" calcext:value-type="string">
            <text:p>Daily Living -- Groceries</text:p>
          </table:table-cell>
          <table:table-cell table:formula="of:=VLOOKUP([.D2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24]));0))" office:value-type="string" office:string-value="Daily Living -- Withdraw Cash" calcext:value-type="string">
            <text:p>Daily Living -- Withdraw Cash</text:p>
          </table:table-cell>
          <table:table-cell table:formula="of:=VLOOKUP([.D24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formula="of:=VLOOKUP([.D2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INDEX(catagories;MATCH(1;ISNUMBER(SEARCH(keys;[.C26]));0))" office:value-type="string" office:string-value="Transportation -- Fuel" calcext:value-type="string">
            <text:p>Transportation -- Fuel</text:p>
          </table:table-cell>
          <table:table-cell table:formula="of:=VLOOKUP([.D26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INDEX(catagories;MATCH(1;ISNUMBER(SEARCH(keys;[.C27]));0))" office:value-type="string" office:string-value="Entertainment -- Other" calcext:value-type="string">
            <text:p>Entertainment -- Other</text:p>
          </table:table-cell>
          <table:table-cell table:formula="of:=VLOOKUP([.D27];unique_categories;2;0)" office:value-type="string" office:string-value="E99" calcext:value-type="string">
            <text:p>E99</text:p>
          </table:table-cell>
          <table:table-cell table:number-columns-repeated="1015"/>
        </table:table-row>
        <table:table-row table:style-name="ro5">
          <table:table-cell office:value-type="date" office:date-value="2019-03-25" calcext:value-type="date">
            <text:p>2019-03-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28]));0))" office:value-type="string" office:string-value="Daily Living -- Groceries" calcext:value-type="string">
            <text:p>Daily Living -- Groceries</text:p>
          </table:table-cell>
          <table:table-cell table:formula="of:=VLOOKUP([.D2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2" calcext:value-type="date">
            <text:p>2019-03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INDEX(catagories;MATCH(1;ISNUMBER(SEARCH(keys;[.C29]));0))" office:value-type="string" office:string-value="Housing Expenses -- Rent" calcext:value-type="string">
            <text:p>Housing Expenses -- Rent</text:p>
          </table:table-cell>
          <table:table-cell table:formula="of:=VLOOKUP([.D29];unique_categories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5">
          <table:table-cell office:value-type="date" office:date-value="2019-03-22" calcext:value-type="date">
            <text:p>2019-03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INDEX(catagories;MATCH(1;ISNUMBER(SEARCH(keys;[.C30]));0))" office:value-type="string" office:string-value="Saving -- Fund Transfer to " calcext:value-type="string">
            <text:p>Saving -- Fund Transfer to </text:p>
          </table:table-cell>
          <table:table-cell table:formula="of:=VLOOKUP([.D30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22" calcext:value-type="date">
            <text:p>2019-03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INDEX(catagories;MATCH(1;ISNUMBER(SEARCH(keys;[.C31]));0))" office:value-type="string" office:string-value="Saving -- Fund Transfer to " calcext:value-type="string">
            <text:p>Saving -- Fund Transfer to </text:p>
          </table:table-cell>
          <table:table-cell table:formula="of:=VLOOKUP([.D31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22" calcext:value-type="date">
            <text:p>2019-03-22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INDEX(catagories;MATCH(1;ISNUMBER(SEARCH(keys;[.C32]));0))" office:value-type="string" office:string-value="Daily Living -- Dining/Eating Out" calcext:value-type="string">
            <text:p>Daily Living -- Dining/Eating Out</text:p>
          </table:table-cell>
          <table:table-cell table:formula="of:=VLOOKUP([.D32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office:value-type="date" office:date-value="2019-03-22" calcext:value-type="date">
            <text:p>2019-03-22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formula="of:=VLOOKUP([.D3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1" calcext:value-type="date">
            <text:p>2019-03-21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formula="of:=VLOOKUP([.D3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1" calcext:value-type="date">
            <text:p>2019-03-21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formula="of:=VLOOKUP([.D3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1" calcext:value-type="date">
            <text:p>2019-03-21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formula="of:=VLOOKUP([.D36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21" calcext:value-type="date">
            <text:p>2019-03-21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37]));0))" office:value-type="string" office:string-value="Miscellaneous -- Income" calcext:value-type="string">
            <text:p>Miscellaneous -- Income</text:p>
          </table:table-cell>
          <table:table-cell table:formula="of:=VLOOKUP([.D37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office:value-type="date" office:date-value="2019-03-20" calcext:value-type="date">
            <text:p>2019-03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INDEX(catagories;MATCH(1;ISNUMBER(SEARCH(keys;[.C38]));0))" office:value-type="string" office:string-value="Daily Living -- Bank Fee" calcext:value-type="string">
            <text:p>Daily Living -- Bank Fee</text:p>
          </table:table-cell>
          <table:table-cell table:formula="of:=VLOOKUP([.D38];unique_categories;2;0)" office:value-type="string" office:string-value="D09" calcext:value-type="string">
            <text:p>D09</text:p>
          </table:table-cell>
          <table:table-cell table:number-columns-repeated="1015"/>
        </table:table-row>
        <table:table-row table:style-name="ro5">
          <table:table-cell office:value-type="date" office:date-value="2019-03-20" calcext:value-type="date">
            <text:p>2019-03-20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39]));0))" office:value-type="string" office:string-value="Daily Living -- Withdraw Cash" calcext:value-type="string">
            <text:p>Daily Living -- Withdraw Cash</text:p>
          </table:table-cell>
          <table:table-cell table:formula="of:=VLOOKUP([.D39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office:value-type="date" office:date-value="2019-03-20" calcext:value-type="date">
            <text:p>2019-03-20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formula="of:=VLOOKUP([.D40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office:value-type="date" office:date-value="2019-03-20" calcext:value-type="date">
            <text:p>2019-03-20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41]));0))" office:value-type="string" office:string-value="Miscellaneous -- Income" calcext:value-type="string">
            <text:p>Miscellaneous -- Income</text:p>
          </table:table-cell>
          <table:table-cell table:formula="of:=VLOOKUP([.D41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office:value-type="date" office:date-value="2019-03-19" calcext:value-type="date">
            <text:p>2019-03-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42]));0))" office:value-type="string" office:string-value="Daily Living -- Groceries" calcext:value-type="string">
            <text:p>Daily Living -- Groceries</text:p>
          </table:table-cell>
          <table:table-cell table:formula="of:=VLOOKUP([.D4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9" calcext:value-type="date">
            <text:p>2019-03-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INDEX(catagories;MATCH(1;ISNUMBER(SEARCH(keys;[.C43]));0))" office:value-type="string" office:string-value="Saving -- Fund Transfer to " calcext:value-type="string">
            <text:p>Saving -- Fund Transfer to </text:p>
          </table:table-cell>
          <table:table-cell table:formula="of:=VLOOKUP([.D43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18" calcext:value-type="date">
            <text:p>2019-03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formula="of:=VLOOKUP([.D44];unique_categories;2;0)" office:value-type="string" office:string-value="C01" calcext:value-type="string">
            <text:p>C01</text:p>
          </table:table-cell>
          <table:table-cell table:number-columns-repeated="1015"/>
        </table:table-row>
        <table:table-row table:style-name="ro5">
          <table:table-cell office:value-type="date" office:date-value="2019-03-18" calcext:value-type="date">
            <text:p>2019-03-18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INDEX(catagories;MATCH(1;ISNUMBER(SEARCH(keys;[.C45]));0))" office:value-type="string" office:string-value="Daily Living -- Other" calcext:value-type="string">
            <text:p>Daily Living -- Other</text:p>
          </table:table-cell>
          <table:table-cell table:formula="of:=VLOOKUP([.D45];unique_categories;2;0)" office:value-type="string" office:string-value="D99" calcext:value-type="string">
            <text:p>D99</text:p>
          </table:table-cell>
          <table:table-cell table:number-columns-repeated="1015"/>
        </table:table-row>
        <table:table-row table:style-name="ro5">
          <table:table-cell office:value-type="date" office:date-value="2019-03-18" calcext:value-type="date">
            <text:p>2019-03-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INDEX(catagories;MATCH(1;ISNUMBER(SEARCH(keys;[.C46]));0))" office:value-type="string" office:string-value="Daily Living -- Dining/Eating Out" calcext:value-type="string">
            <text:p>Daily Living -- Dining/Eating Out</text:p>
          </table:table-cell>
          <table:table-cell table:formula="of:=VLOOKUP([.D46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office:value-type="date" office:date-value="2019-03-18" calcext:value-type="date">
            <text:p>2019-03-18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formula="of:=VLOOKUP([.D4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8" calcext:value-type="date">
            <text:p>2019-03-18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formula="of:=VLOOKUP([.D4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8" calcext:value-type="date">
            <text:p>2019-03-18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formula="of:=VLOOKUP([.D4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8" calcext:value-type="date">
            <text:p>2019-03-1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formula="of:=VLOOKUP([.D5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INDEX(catagories;MATCH(1;ISNUMBER(SEARCH(keys;[.C51]));0))" office:value-type="string" office:string-value="Debt -- Other" calcext:value-type="string">
            <text:p>Debt -- Other</text:p>
          </table:table-cell>
          <table:table-cell table:formula="of:=VLOOKUP([.D51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INDEX(catagories;MATCH(1;ISNUMBER(SEARCH(keys;[.C52]));0))" office:value-type="string" office:string-value="Housing Expenses -- Internet/Phone" calcext:value-type="string">
            <text:p>Housing Expenses -- Internet/Phone</text:p>
          </table:table-cell>
          <table:table-cell table:formula="of:=VLOOKUP([.D52];unique_categories;2;0)" office:value-type="string" office:string-value="A04" calcext:value-type="string">
            <text:p>A04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INDEX(catagories;MATCH(1;ISNUMBER(SEARCH(keys;[.C53]));0))" office:value-type="string" office:string-value="Daily Living -- License Fee" calcext:value-type="string">
            <text:p>Daily Living -- License Fee</text:p>
          </table:table-cell>
          <table:table-cell table:formula="of:=VLOOKUP([.D53];unique_categories;2;0)" office:value-type="string" office:string-value="D10" calcext:value-type="string">
            <text:p>D10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INDEX(catagories;MATCH(1;ISNUMBER(SEARCH(keys;[.C54]));0))" office:value-type="string" office:string-value="Daily Living -- Education/Lessons" calcext:value-type="string">
            <text:p>Daily Living -- Education/Lessons</text:p>
          </table:table-cell>
          <table:table-cell table:formula="of:=VLOOKUP([.D54];unique_categories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INDEX(catagories;MATCH(1;ISNUMBER(SEARCH(keys;[.C55]));0))" office:value-type="string" office:string-value="Saving -- Fund Transfer to " calcext:value-type="string">
            <text:p>Saving -- Fund Transfer to </text:p>
          </table:table-cell>
          <table:table-cell table:formula="of:=VLOOKUP([.D55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INDEX(catagories;MATCH(1;ISNUMBER(SEARCH(keys;[.C56]));0))" office:value-type="string" office:string-value="Saving -- Fund Transfer to " calcext:value-type="string">
            <text:p>Saving -- Fund Transfer to </text:p>
          </table:table-cell>
          <table:table-cell table:formula="of:=VLOOKUP([.D56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57]));0))" office:value-type="string" office:string-value="Transportation -- Fuel" calcext:value-type="string">
            <text:p>Transportation -- Fuel</text:p>
          </table:table-cell>
          <table:table-cell table:formula="of:=VLOOKUP([.D57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INDEX(catagories;MATCH(1;ISNUMBER(SEARCH(keys;[.C58]));0))" office:value-type="string" office:string-value="Medical/Health -- Health Club" calcext:value-type="string">
            <text:p>Medical/Health -- Health Club</text:p>
          </table:table-cell>
          <table:table-cell table:formula="of:=VLOOKUP([.D58];unique_categories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INDEX(catagories;MATCH(1;ISNUMBER(SEARCH(keys;[.C59]));0))" office:value-type="string" office:string-value="Debt -- Other" calcext:value-type="string">
            <text:p>Debt -- Other</text:p>
          </table:table-cell>
          <table:table-cell table:formula="of:=VLOOKUP([.D59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formula="of:=VLOOKUP([.D6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5" calcext:value-type="date">
            <text:p>2019-03-15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formula="of:=VLOOKUP([.D6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4" calcext:value-type="date">
            <text:p>2019-03-14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formula="of:=VLOOKUP([.D6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4" calcext:value-type="date">
            <text:p>2019-03-14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formula="of:=VLOOKUP([.D6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4" calcext:value-type="date">
            <text:p>2019-03-14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64]));0))" office:value-type="string" office:string-value="Miscellaneous -- Income" calcext:value-type="string">
            <text:p>Miscellaneous -- Income</text:p>
          </table:table-cell>
          <table:table-cell table:formula="of:=VLOOKUP([.D64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office:value-type="date" office:date-value="2019-03-12" calcext:value-type="date">
            <text:p>2019-03-12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65]));0))" office:value-type="string" office:string-value="Daily Living -- Groceries" calcext:value-type="string">
            <text:p>Daily Living -- Groceries</text:p>
          </table:table-cell>
          <table:table-cell table:formula="of:=VLOOKUP([.D6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2" calcext:value-type="date">
            <text:p>2019-03-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INDEX(catagories;MATCH(1;ISNUMBER(SEARCH(keys;[.C66]));0))" office:value-type="string" office:string-value="Transportation -- Fuel" calcext:value-type="string">
            <text:p>Transportation -- Fuel</text:p>
          </table:table-cell>
          <table:table-cell table:formula="of:=VLOOKUP([.D66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office:value-type="date" office:date-value="2019-03-12" calcext:value-type="date">
            <text:p>2019-03-12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formula="of:=VLOOKUP([.D6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68]));0))" office:value-type="string" office:string-value="Daily Living -- Withdraw Cash" calcext:value-type="string">
            <text:p>Daily Living -- Withdraw Cash</text:p>
          </table:table-cell>
          <table:table-cell table:formula="of:=VLOOKUP([.D68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INDEX(catagories;MATCH(1;ISNUMBER(SEARCH(keys;[.C69]));0))" office:value-type="string" office:string-value="Medical/Health -- Medicine/Drugs" calcext:value-type="string">
            <text:p>Medical/Health -- Medicine/Drugs</text:p>
          </table:table-cell>
          <table:table-cell table:formula="of:=VLOOKUP([.D69];unique_categories;2;0)" office:value-type="string" office:string-value="C03" calcext:value-type="string">
            <text:p>C03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70]));0))" office:value-type="string" office:string-value="Transportation -- Fuel" calcext:value-type="string">
            <text:p>Transportation -- Fuel</text:p>
          </table:table-cell>
          <table:table-cell table:formula="of:=VLOOKUP([.D70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formula="of:=VLOOKUP([.D7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formula="of:=VLOOKUP([.D7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formula="of:=VLOOKUP([.D7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formula="of:=VLOOKUP([.D7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formula="of:=VLOOKUP([.D7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INDEX(catagories;MATCH(1;ISNUMBER(SEARCH(keys;[.C76]));0))" office:value-type="string" office:string-value="Transportation -- Fuel" calcext:value-type="string">
            <text:p>Transportation -- Fuel</text:p>
          </table:table-cell>
          <table:table-cell table:formula="of:=VLOOKUP([.D76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INDEX(catagories;MATCH(1;ISNUMBER(SEARCH(keys;[.C77]));0))" office:value-type="string" office:string-value="Daily Living -- Dining/Eating Out" calcext:value-type="string">
            <text:p>Daily Living -- Dining/Eating Out</text:p>
          </table:table-cell>
          <table:table-cell table:formula="of:=VLOOKUP([.D77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formula="of:=VLOOKUP([.D7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INDEX(catagories;MATCH(1;ISNUMBER(SEARCH(keys;[.C79]));0))" office:value-type="string" office:string-value="Daily Living -- Office Supplies" calcext:value-type="string">
            <text:p>Daily Living -- Office Supplies</text:p>
          </table:table-cell>
          <table:table-cell table:formula="of:=VLOOKUP([.D79];unique_categories;2;0)" office:value-type="string" office:string-value="D07" calcext:value-type="string">
            <text:p>D07</text:p>
          </table:table-cell>
          <table:table-cell table:number-columns-repeated="1015"/>
        </table:table-row>
        <table:table-row table:style-name="ro5">
          <table:table-cell office:value-type="date" office:date-value="2019-03-11" calcext:value-type="date">
            <text:p>2019-03-11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formula="of:=VLOOKUP([.D8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8" calcext:value-type="date">
            <text:p>2019-03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INDEX(catagories;MATCH(1;ISNUMBER(SEARCH(keys;[.C81]));0))" office:value-type="string" office:string-value="Housing Expenses -- Rent" calcext:value-type="string">
            <text:p>Housing Expenses -- Rent</text:p>
          </table:table-cell>
          <table:table-cell table:formula="of:=VLOOKUP([.D81];unique_categories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5">
          <table:table-cell office:value-type="date" office:date-value="2019-03-08" calcext:value-type="date">
            <text:p>2019-03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INDEX(catagories;MATCH(1;ISNUMBER(SEARCH(keys;[.C82]));0))" office:value-type="string" office:string-value="Saving -- Fund Transfer to " calcext:value-type="string">
            <text:p>Saving -- Fund Transfer to </text:p>
          </table:table-cell>
          <table:table-cell table:formula="of:=VLOOKUP([.D82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08" calcext:value-type="date">
            <text:p>2019-03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INDEX(catagories;MATCH(1;ISNUMBER(SEARCH(keys;[.C83]));0))" office:value-type="string" office:string-value="Saving -- Fund Transfer to " calcext:value-type="string">
            <text:p>Saving -- Fund Transfer to </text:p>
          </table:table-cell>
          <table:table-cell table:formula="of:=VLOOKUP([.D83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08" calcext:value-type="date">
            <text:p>2019-03-08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formula="of:=VLOOKUP([.D8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7" calcext:value-type="date">
            <text:p>2019-03-07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INDEX(catagories;MATCH(1;ISNUMBER(SEARCH(keys;[.C85]));0))" office:value-type="string" office:string-value="Transportation -- Registration" calcext:value-type="string">
            <text:p>Transportation -- Registration</text:p>
          </table:table-cell>
          <table:table-cell table:formula="of:=VLOOKUP([.D85];unique_categories;2;0)" office:value-type="string" office:string-value="B03" calcext:value-type="string">
            <text:p>B03</text:p>
          </table:table-cell>
          <table:table-cell table:number-columns-repeated="1015"/>
        </table:table-row>
        <table:table-row table:style-name="ro5">
          <table:table-cell office:value-type="date" office:date-value="2019-03-07" calcext:value-type="date">
            <text:p>2019-03-07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formula="of:=VLOOKUP([.D86];unique_categories;2;0)" office:value-type="string" office:string-value="D12" calcext:value-type="string">
            <text:p>D12</text:p>
          </table:table-cell>
          <table:table-cell table:number-columns-repeated="1015"/>
        </table:table-row>
        <table:table-row table:style-name="ro5">
          <table:table-cell office:value-type="date" office:date-value="2019-03-07" calcext:value-type="date">
            <text:p>2019-03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INDEX(catagories;MATCH(1;ISNUMBER(SEARCH(keys;[.C87]));0))" office:value-type="string" office:string-value="Transportation -- Fines" calcext:value-type="string">
            <text:p>Transportation -- Fines</text:p>
          </table:table-cell>
          <table:table-cell table:formula="of:=VLOOKUP([.D87];unique_categories;2;0)" office:value-type="string" office:string-value="B07" calcext:value-type="string">
            <text:p>B07</text:p>
          </table:table-cell>
          <table:table-cell table:number-columns-repeated="1015"/>
        </table:table-row>
        <table:table-row table:style-name="ro5">
          <table:table-cell office:value-type="date" office:date-value="2019-03-07" calcext:value-type="date">
            <text:p>2019-03-07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formula="of:=VLOOKUP([.D8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7" calcext:value-type="date">
            <text:p>2019-03-07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89]));0))" office:value-type="string" office:string-value="Miscellaneous -- Income" calcext:value-type="string">
            <text:p>Miscellaneous -- Income</text:p>
          </table:table-cell>
          <table:table-cell table:formula="of:=VLOOKUP([.D89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INDEX(catagories;MATCH(1;ISNUMBER(SEARCH(keys;[.C90]));0))" office:value-type="string" office:string-value="Saving -- Fund Transfer to " calcext:value-type="string">
            <text:p>Saving -- Fund Transfer to </text:p>
          </table:table-cell>
          <table:table-cell table:formula="of:=VLOOKUP([.D90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formula="of:=VLOOKUP([.D9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92]));0))" office:value-type="string" office:string-value="Daily Living -- Withdraw Cash" calcext:value-type="string">
            <text:p>Daily Living -- Withdraw Cash</text:p>
          </table:table-cell>
          <table:table-cell table:formula="of:=VLOOKUP([.D92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INDEX(catagories;MATCH(1;ISNUMBER(SEARCH(keys;[.C93]));0))" office:value-type="string" office:string-value="Daily Living -- Other" calcext:value-type="string">
            <text:p>Daily Living -- Other</text:p>
          </table:table-cell>
          <table:table-cell table:formula="of:=VLOOKUP([.D93];unique_categories;2;0)" office:value-type="string" office:string-value="D99" calcext:value-type="string">
            <text:p>D99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94]));0))" office:value-type="string" office:string-value="Daily Living -- Withdraw Cash" calcext:value-type="string">
            <text:p>Daily Living -- Withdraw Cash</text:p>
          </table:table-cell>
          <table:table-cell table:formula="of:=VLOOKUP([.D94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formula="of:=VLOOKUP([.D9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formula="of:=VLOOKUP([.D96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formula="of:=VLOOKUP([.D97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INDEX(catagories;MATCH(1;ISNUMBER(SEARCH(keys;[.C98]));0))" office:value-type="string" office:string-value="Daily Living -- Education/Lessons" calcext:value-type="string">
            <text:p>Daily Living -- Education/Lessons</text:p>
          </table:table-cell>
          <table:table-cell table:formula="of:=VLOOKUP([.D98];unique_categories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INDEX(catagories;MATCH(1;ISNUMBER(SEARCH(keys;[.C99]));0))" office:value-type="string" office:string-value="Daily Living -- shoes" calcext:value-type="string">
            <text:p>Daily Living -- shoes</text:p>
          </table:table-cell>
          <table:table-cell table:formula="of:=VLOOKUP([.D99];unique_categories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5">
          <table:table-cell office:value-type="date" office:date-value="2019-03-06" calcext:value-type="date">
            <text:p>2019-03-06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formula="of:=VLOOKUP([.D10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5" calcext:value-type="date">
            <text:p>2019-03-0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INDEX(catagories;MATCH(1;ISNUMBER(SEARCH(keys;[.C101]));0))" office:value-type="string" office:string-value="Daily Living -- shoes" calcext:value-type="string">
            <text:p>Daily Living -- shoes</text:p>
          </table:table-cell>
          <table:table-cell table:formula="of:=VLOOKUP([.D101];unique_categories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5">
          <table:table-cell office:value-type="date" office:date-value="2019-03-05" calcext:value-type="date">
            <text:p>2019-03-0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formula="of:=VLOOKUP([.D102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office:value-type="date" office:date-value="2019-03-05" calcext:value-type="date">
            <text:p>2019-03-05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formula="of:=VLOOKUP([.D10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5" calcext:value-type="date">
            <text:p>2019-03-05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formula="of:=VLOOKUP([.D10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4" calcext:value-type="date">
            <text:p>2019-03-04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formula="of:=VLOOKUP([.D10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4" calcext:value-type="date">
            <text:p>2019-03-04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formula="of:=VLOOKUP([.D106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4" calcext:value-type="date">
            <text:p>2019-03-04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formula="of:=VLOOKUP([.D10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4" calcext:value-type="date">
            <text:p>2019-03-0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formula="of:=VLOOKUP([.D10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4" calcext:value-type="date">
            <text:p>2019-03-0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formula="of:=VLOOKUP([.D10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4" calcext:value-type="date">
            <text:p>2019-03-04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INDEX(catagories;MATCH(1;ISNUMBER(SEARCH(keys;[.C110]));0))" office:value-type="string" office:string-value="Daily Living -- Groceries" calcext:value-type="string">
            <text:p>Daily Living -- Groceries</text:p>
          </table:table-cell>
          <table:table-cell table:formula="of:=VLOOKUP([.D11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INDEX(catagories;MATCH(1;ISNUMBER(SEARCH(keys;[.C111]));0))" office:value-type="string" office:string-value="Saving -- Fund Transfer to " calcext:value-type="string">
            <text:p>Saving -- Fund Transfer to </text:p>
          </table:table-cell>
          <table:table-cell table:formula="of:=VLOOKUP([.D111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INDEX(catagories;MATCH(1;ISNUMBER(SEARCH(keys;[.C112]));0))" office:value-type="string" office:string-value="Debt -- Other" calcext:value-type="string">
            <text:p>Debt -- Other</text:p>
          </table:table-cell>
          <table:table-cell table:formula="of:=VLOOKUP([.D112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office:value-type="date" office:date-value="2019-03-01" calcext:value-type="date">
            <text:p>2019-03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INDEX(catagories;MATCH(1;ISNUMBER(SEARCH(keys;[.C113]));0))" office:value-type="string" office:string-value="Saving -- Fund Transfer to " calcext:value-type="string">
            <text:p>Saving -- Fund Transfer to </text:p>
          </table:table-cell>
          <table:table-cell table:formula="of:=VLOOKUP([.D113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office:value-type="date" office:date-value="2019-03-01" calcext:value-type="date">
            <text:p>2019-03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INDEX(catagories;MATCH(1;ISNUMBER(SEARCH(keys;[.C114]));0))" office:value-type="string" office:string-value="Medical/Health -- Health Club" calcext:value-type="string">
            <text:p>Medical/Health -- Health Club</text:p>
          </table:table-cell>
          <table:table-cell table:formula="of:=VLOOKUP([.D114];unique_categories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5">
          <table:table-cell office:value-type="date" office:date-value="2019-03-01" calcext:value-type="date">
            <text:p>2019-03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INDEX(catagories;MATCH(1;ISNUMBER(SEARCH(keys;[.C115]));0))" office:value-type="string" office:string-value="Debt -- Other" calcext:value-type="string">
            <text:p>Debt -- Other</text:p>
          </table:table-cell>
          <table:table-cell table:formula="of:=VLOOKUP([.D115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 table:number-rows-repeated="1048460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2019_02" table:style-name="ta1">
        <office:forms form:automatic-focus="false" form:apply-design-mode="false"/>
        <table:table-column table:style-name="co23" table:default-cell-style-name="ce113"/>
        <table:table-column table:style-name="co24" table:default-cell-style-name="ce92"/>
        <table:table-column table:style-name="co25" table:default-cell-style-name="ce92"/>
        <table:table-column table:style-name="co26" table:default-cell-style-name="ce92"/>
        <table:table-column table:style-name="co27" table:default-cell-style-name="ce92"/>
        <table:table-column table:style-name="co8" table:number-columns-repeated="1019" table:default-cell-style-name="ce92"/>
        <table:table-row table:style-name="ro6">
          <table:table-cell table:style-name="ce112" office:value-type="string" calcext:value-type="string">
            <text:p>spend_date</text:p>
          </table:table-cell>
          <table:table-cell table:style-name="ce36" office:value-type="string" calcext:value-type="string">
            <text:p>spend_amount</text:p>
          </table:table-cell>
          <table:table-cell table:style-name="ce36" office:value-type="string" calcext:value-type="string">
            <text:p>spend_description</text:p>
          </table:table-cell>
          <table:table-cell table:style-name="ce36" office:value-type="string" calcext:value-type="string">
            <text:p>category</text:p>
          </table:table-cell>
          <table:table-cell table:style-name="ce36" office:value-type="string" calcext:value-type="string">
            <text:p>spend_category</text:p>
          </table:table-cell>
          <table:table-cell table:style-name="ce104" table:number-columns-repeated="1015"/>
          <table:table-cell table:number-columns-repeated="4"/>
        </table:table-row>
        <table:table-row table:style-name="ro5">
          <table:table-cell office:value-type="date" office:date-value="2019-02-28" calcext:value-type="date">
            <text:p>2019-02-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formula="of:=VLOOKUP([.D2];unique_categories;2;0)" office:value-type="string" office:string-value="D09" calcext:value-type="string">
            <text:p>D09</text:p>
          </table:table-cell>
          <table:table-cell table:number-columns-repeated="1019"/>
        </table:table-row>
        <table:table-row table:style-name="ro5">
          <table:table-cell office:value-type="date" office:date-value="2019-02-28" calcext:value-type="date">
            <text:p>2019-02-2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formula="of:=VLOOKUP([.D3];unique_categories;2;0)" office:value-type="string" office:string-value="D09" calcext:value-type="string">
            <text:p>D09</text:p>
          </table:table-cell>
          <table:table-cell table:number-columns-repeated="1019"/>
        </table:table-row>
        <table:table-row table:style-name="ro5">
          <table:table-cell office:value-type="date" office:date-value="2019-02-28" calcext:value-type="date">
            <text:p>2019-02-28</text:p>
          </table:table-cell>
          <table:table-cell office:value-type="float" office:value="871.73" calcext:value-type="float">
            <text:p>871.73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4]));0))" office:value-type="string" office:string-value="Miscellaneous -- Income" calcext:value-type="string">
            <text:p>Miscellaneous -- Income</text:p>
          </table:table-cell>
          <table:table-cell table:formula="of:=VLOOKUP([.D4];unique_categories;2;0)" office:value-type="string" office:string-value="H01" calcext:value-type="string">
            <text:p>H01</text:p>
          </table:table-cell>
          <table:table-cell table:number-columns-repeated="1019"/>
        </table:table-row>
        <table:table-row table:style-name="ro5">
          <table:table-cell office:value-type="date" office:date-value="2019-02-27" calcext:value-type="date">
            <text:p>2019-02-27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formula="of:=VLOOKUP([.D5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6" calcext:value-type="date">
            <text:p>2019-02-26</text:p>
          </table:table-cell>
          <table:table-cell office:value-type="float" office:value="-34.96" calcext:value-type="float">
            <text:p>-34.96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formula="of:=VLOOKUP([.D6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6" calcext:value-type="date">
            <text:p>2019-02-2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BRUMBYS PACIFIC PIN\PACIFIC PINES <text:s text:c="4"/>AU</text:p>
          </table:table-cell>
          <table:table-cell table:formula="of:=INDEX(catagories;MATCH(1;ISNUMBER(SEARCH(keys;[.C7]));0))" office:value-type="string" office:string-value="Daily Living -- Groceries" calcext:value-type="string">
            <text:p>Daily Living -- Groceries</text:p>
          </table:table-cell>
          <table:table-cell table:formula="of:=VLOOKUP([.D7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56.42" calcext:value-type="float">
            <text:p>-56.42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formula="of:=VLOOKUP([.D8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9]));0))" office:value-type="string" office:string-value="Transportation -- Fuel" calcext:value-type="string">
            <text:p>Transportation -- Fuel</text:p>
          </table:table-cell>
          <table:table-cell table:formula="of:=VLOOKUP([.D9];unique_categories;2;0)" office:value-type="string" office:string-value="B01" calcext:value-type="string">
            <text:p>B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8.99" calcext:value-type="float">
            <text:p>-8.99</text:p>
          </table:table-cell>
          <table:table-cell office:value-type="string" calcext:value-type="string">
            <text:p>PAYMENT TO PAYPAL AUSTRALIA 1005024281115</text:p>
          </table:table-cell>
          <table:table-cell table:formula="of:=INDEX(catagories;MATCH(1;ISNUMBER(SEARCH(keys;[.C10]));0))" office:value-type="string" office:string-value="Daily Living -- Other" calcext:value-type="string">
            <text:p>Daily Living -- Other</text:p>
          </table:table-cell>
          <table:table-cell table:formula="of:=VLOOKUP([.D10];unique_categories;2;0)" office:value-type="string" office:string-value="D99" calcext:value-type="string">
            <text:p>D99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103.05" calcext:value-type="float">
            <text:p>-103.0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formula="of:=VLOOKUP([.D11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12]));0))" office:value-type="string" office:string-value="Daily Living -- Withdraw Cash" calcext:value-type="string">
            <text:p>Daily Living -- Withdraw Cash</text:p>
          </table:table-cell>
          <table:table-cell table:formula="of:=VLOOKUP([.D12];unique_categories;2;0)" office:value-type="string" office:string-value="D13" calcext:value-type="string">
            <text:p>D13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13]));0))" office:value-type="string" office:string-value="Daily Living -- Withdraw Cash" calcext:value-type="string">
            <text:p>Daily Living -- Withdraw Cash</text:p>
          </table:table-cell>
          <table:table-cell table:formula="of:=VLOOKUP([.D13];unique_categories;2;0)" office:value-type="string" office:string-value="D13" calcext:value-type="string">
            <text:p>D13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24.2" calcext:value-type="float">
            <text:p>-24.2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formula="of:=VLOOKUP([.D14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21.3" calcext:value-type="float">
            <text:p>-21.3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INDEX(catagories;MATCH(1;ISNUMBER(SEARCH(keys;[.C15]));0))" office:value-type="string" office:string-value="Daily Living -- Groceries" calcext:value-type="string">
            <text:p>Daily Living -- Groceries</text:p>
          </table:table-cell>
          <table:table-cell table:formula="of:=VLOOKUP([.D15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19.8" calcext:value-type="float">
            <text:p>-19.8</text:p>
          </table:table-cell>
          <table:table-cell office:value-type="string" calcext:value-type="string">
            <text:p>EFTPOS GREEN VALLEY BUTCHE\SOUTHPORT <text:s text:c="8"/>AU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formula="of:=VLOOKUP([.D16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16.8" calcext:value-type="float">
            <text:p>-16.8</text:p>
          </table:table-cell>
          <table:table-cell office:value-type="string" calcext:value-type="string">
            <text:p>EFTPOS TACHIBANA PTY LTD <text:s text:c="7"/>SOUTHPORT <text:s text:c="3"/>QL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formula="of:=VLOOKUP([.D17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formula="of:=VLOOKUP([.D18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EFTPOS OFFICEWORKS 0401 <text:s text:c="8"/>SOUTHPORT <text:s text:c="3"/>AU</text:p>
          </table:table-cell>
          <table:table-cell table:formula="of:=INDEX(catagories;MATCH(1;ISNUMBER(SEARCH(keys;[.C19]));0))" office:value-type="string" office:string-value="Daily Living -- Office Supplies" calcext:value-type="string">
            <text:p>Daily Living -- Office Supplies</text:p>
          </table:table-cell>
          <table:table-cell table:formula="of:=VLOOKUP([.D19];unique_categories;2;0)" office:value-type="string" office:string-value="D07" calcext:value-type="string">
            <text:p>D07</text:p>
          </table:table-cell>
          <table:table-cell table:number-columns-repeated="1019"/>
        </table:table-row>
        <table:table-row table:style-name="ro5">
          <table:table-cell office:value-type="date" office:date-value="2019-02-25" calcext:value-type="date">
            <text:p>2019-02-25</text:p>
          </table:table-cell>
          <table:table-cell office:value-type="float" office:value="-6.55" calcext:value-type="float">
            <text:p>-6.5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formula="of:=VLOOKUP([.D20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2" calcext:value-type="date">
            <text:p>2019-02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400710 TO DHC <text:s/>INVESTMENT</text:p>
          </table:table-cell>
          <table:table-cell table:formula="of:=INDEX(catagories;MATCH(1;ISNUMBER(SEARCH(keys;[.C21]));0))" office:value-type="string" office:string-value="Housing Expenses -- Rent" calcext:value-type="string">
            <text:p>Housing Expenses -- Rent</text:p>
          </table:table-cell>
          <table:table-cell table:formula="of:=VLOOKUP([.D21];unique_categories;2;0)" office:value-type="string" office:string-value="A02" calcext:value-type="string">
            <text:p>A02</text:p>
          </table:table-cell>
          <table:table-cell table:number-columns-repeated="1019"/>
        </table:table-row>
        <table:table-row table:style-name="ro5">
          <table:table-cell office:value-type="date" office:date-value="2019-02-22" calcext:value-type="date">
            <text:p>2019-02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99972 <text:s/>TO <text:s/>014536587763751</text:p>
          </table:table-cell>
          <table:table-cell table:formula="of:=INDEX(catagories;MATCH(1;ISNUMBER(SEARCH(keys;[.C22]));0))" office:value-type="string" office:string-value="Saving -- Fund Transfer to " calcext:value-type="string">
            <text:p>Saving -- Fund Transfer to </text:p>
          </table:table-cell>
          <table:table-cell table:formula="of:=VLOOKUP([.D22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22" calcext:value-type="date">
            <text:p>2019-02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400163 <text:s/>TO 5468279041172986</text:p>
          </table:table-cell>
          <table:table-cell table:formula="of:=INDEX(catagories;MATCH(1;ISNUMBER(SEARCH(keys;[.C23]));0))" office:value-type="string" office:string-value="Saving -- Fund Transfer to " calcext:value-type="string">
            <text:p>Saving -- Fund Transfer to </text:p>
          </table:table-cell>
          <table:table-cell table:formula="of:=VLOOKUP([.D23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22" calcext:value-type="date">
            <text:p>2019-02-22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MCDONALDS PACIFIC PIN PACIFIC PINESQLDAU</text:p>
          </table:table-cell>
          <table:table-cell table:formula="of:=INDEX(catagories;MATCH(1;ISNUMBER(SEARCH(keys;[.C24]));0))" office:value-type="string" office:string-value="Daily Living -- Dining/Eating Out" calcext:value-type="string">
            <text:p>Daily Living -- Dining/Eating Out</text:p>
          </table:table-cell>
          <table:table-cell table:formula="of:=VLOOKUP([.D24];unique_categories;2;0)" office:value-type="string" office:string-value="D06" calcext:value-type="string">
            <text:p>D06</text:p>
          </table:table-cell>
          <table:table-cell table:number-columns-repeated="1019"/>
        </table:table-row>
        <table:table-row table:style-name="ro5">
          <table:table-cell office:value-type="date" office:date-value="2019-02-22" calcext:value-type="date">
            <text:p>2019-02-22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formula="of:=VLOOKUP([.D25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1" calcext:value-type="date">
            <text:p>2019-02-21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26]));0))" office:value-type="string" office:string-value="Daily Living -- Withdraw Cash" calcext:value-type="string">
            <text:p>Daily Living -- Withdraw Cash</text:p>
          </table:table-cell>
          <table:table-cell table:formula="of:=VLOOKUP([.D26];unique_categories;2;0)" office:value-type="string" office:string-value="D13" calcext:value-type="string">
            <text:p>D13</text:p>
          </table:table-cell>
          <table:table-cell table:number-columns-repeated="1019"/>
        </table:table-row>
        <table:table-row table:style-name="ro5">
          <table:table-cell office:value-type="date" office:date-value="2019-02-21" calcext:value-type="date">
            <text:p>2019-02-21</text:p>
          </table:table-cell>
          <table:table-cell office:value-type="float" office:value="-89.16" calcext:value-type="float">
            <text:p>-89.1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formula="of:=VLOOKUP([.D27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21" calcext:value-type="date">
            <text:p>2019-02-21</text:p>
          </table:table-cell>
          <table:table-cell office:value-type="float" office:value="894.23" calcext:value-type="float">
            <text:p>894.23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28]));0))" office:value-type="string" office:string-value="Miscellaneous -- Income" calcext:value-type="string">
            <text:p>Miscellaneous -- Income</text:p>
          </table:table-cell>
          <table:table-cell table:formula="of:=VLOOKUP([.D28];unique_categories;2;0)" office:value-type="string" office:string-value="H01" calcext:value-type="string">
            <text:p>H01</text:p>
          </table:table-cell>
          <table:table-cell table:number-columns-repeated="1019"/>
        </table:table-row>
        <table:table-row table:style-name="ro5">
          <table:table-cell office:value-type="date" office:date-value="2019-02-20" calcext:value-type="date">
            <text:p>2019-02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INDEX(catagories;MATCH(1;ISNUMBER(SEARCH(keys;[.C29]));0))" office:value-type="string" office:string-value="Daily Living -- Bank Fee" calcext:value-type="string">
            <text:p>Daily Living -- Bank Fee</text:p>
          </table:table-cell>
          <table:table-cell table:formula="of:=VLOOKUP([.D29];unique_categories;2;0)" office:value-type="string" office:string-value="D09" calcext:value-type="string">
            <text:p>D09</text:p>
          </table:table-cell>
          <table:table-cell table:number-columns-repeated="1019"/>
        </table:table-row>
        <table:table-row table:style-name="ro5">
          <table:table-cell office:value-type="date" office:date-value="2019-02-20" calcext:value-type="date">
            <text:p>2019-02-20</text:p>
          </table:table-cell>
          <table:table-cell office:value-type="float" office:value="-554.86" calcext:value-type="float">
            <text:p>-554.86</text:p>
          </table:table-cell>
          <table:table-cell office:value-type="string" calcext:value-type="string">
            <text:p>ANZ PHONE BANKING BPAY ORIGIN ENERGY <text:s text:c="16"/>{658417}</text:p>
          </table:table-cell>
          <table:table-cell table:formula="of:=INDEX(catagories;MATCH(1;ISNUMBER(SEARCH(keys;[.C30]));0))" office:value-type="string" office:string-value="Housing Expenses -- Electricity" calcext:value-type="string">
            <text:p>Housing Expenses -- Electricity</text:p>
          </table:table-cell>
          <table:table-cell table:formula="of:=VLOOKUP([.D30];unique_categories;2;0)" office:value-type="string" office:string-value="A03" calcext:value-type="string">
            <text:p>A03</text:p>
          </table:table-cell>
          <table:table-cell table:number-columns-repeated="1019"/>
        </table:table-row>
        <table:table-row table:style-name="ro5">
          <table:table-cell office:value-type="date" office:date-value="2019-02-20" calcext:value-type="date">
            <text:p>2019-02-20</text:p>
          </table:table-cell>
          <table:table-cell office:value-type="float" office:value="-15.98" calcext:value-type="float">
            <text:p>-15.9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INDEX(catagories;MATCH(1;ISNUMBER(SEARCH(keys;[.C31]));0))" office:value-type="string" office:string-value="Daily Living -- Other" calcext:value-type="string">
            <text:p>Daily Living -- Other</text:p>
          </table:table-cell>
          <table:table-cell table:formula="of:=VLOOKUP([.D31];unique_categories;2;0)" office:value-type="string" office:string-value="D99" calcext:value-type="string">
            <text:p>D99</text:p>
          </table:table-cell>
          <table:table-cell table:number-columns-repeated="1019"/>
        </table:table-row>
        <table:table-row table:style-name="ro5">
          <table:table-cell office:value-type="date" office:date-value="2019-02-20" calcext:value-type="date">
            <text:p>2019-02-20</text:p>
          </table:table-cell>
          <table:table-cell office:value-type="float" office:value="1885.67" calcext:value-type="float">
            <text:p>1885.67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32]));0))" office:value-type="string" office:string-value="Miscellaneous -- Income" calcext:value-type="string">
            <text:p>Miscellaneous -- Income</text:p>
          </table:table-cell>
          <table:table-cell table:formula="of:=VLOOKUP([.D32];unique_categories;2;0)" office:value-type="string" office:string-value="H01" calcext:value-type="string">
            <text:p>H01</text:p>
          </table:table-cell>
          <table:table-cell table:number-columns-repeated="1019"/>
        </table:table-row>
        <table:table-row table:style-name="ro5">
          <table:table-cell office:value-type="date" office:date-value="2019-02-19" calcext:value-type="date">
            <text:p>2019-02-19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formula="of:=VLOOKUP([.D33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9" calcext:value-type="date">
            <text:p>2019-02-19</text:p>
          </table:table-cell>
          <table:table-cell office:value-type="float" office:value="-19.99" calcext:value-type="float">
            <text:p>-19.99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INDEX(catagories;MATCH(1;ISNUMBER(SEARCH(keys;[.C34]));0))" office:value-type="string" office:string-value="Medical/Health -- Medicine/Drugs" calcext:value-type="string">
            <text:p>Medical/Health -- Medicine/Drugs</text:p>
          </table:table-cell>
          <table:table-cell table:formula="of:=VLOOKUP([.D34];unique_categories;2;0)" office:value-type="string" office:string-value="C03" calcext:value-type="string">
            <text:p>C03</text:p>
          </table:table-cell>
          <table:table-cell table:number-columns-repeated="1019"/>
        </table:table-row>
        <table:table-row table:style-name="ro5">
          <table:table-cell office:value-type="date" office:date-value="2019-02-18" calcext:value-type="date">
            <text:p>2019-02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513980549</text:p>
          </table:table-cell>
          <table:table-cell table:formula="of:=INDEX(catagories;MATCH(1;ISNUMBER(SEARCH(keys;[.C35]));0))" office:value-type="string" office:string-value="Medical/Health -- Insurance" calcext:value-type="string">
            <text:p>Medical/Health -- Insurance</text:p>
          </table:table-cell>
          <table:table-cell table:formula="of:=VLOOKUP([.D35];unique_categories;2;0)" office:value-type="string" office:string-value="C01" calcext:value-type="string">
            <text:p>C01</text:p>
          </table:table-cell>
          <table:table-cell table:number-columns-repeated="1019"/>
        </table:table-row>
        <table:table-row table:style-name="ro5">
          <table:table-cell office:value-type="date" office:date-value="2019-02-18" calcext:value-type="date">
            <text:p>2019-02-18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INDEX(catagories;MATCH(1;ISNUMBER(SEARCH(keys;[.C36]));0))" office:value-type="string" office:string-value="Daily Living -- Education/Lessons" calcext:value-type="string">
            <text:p>Daily Living -- Education/Lessons</text:p>
          </table:table-cell>
          <table:table-cell table:formula="of:=VLOOKUP([.D36];unique_categories;2;0)" office:value-type="string" office:string-value="D05" calcext:value-type="string">
            <text:p>D05</text:p>
          </table:table-cell>
          <table:table-cell table:number-columns-repeated="1019"/>
        </table:table-row>
        <table:table-row table:style-name="ro5">
          <table:table-cell office:value-type="date" office:date-value="2019-02-18" calcext:value-type="date">
            <text:p>2019-02-1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FTPOS KMART 1179 <text:s text:c="14"/>HELENSVALE <text:s text:c="2"/>AU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formula="of:=VLOOKUP([.D37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8" calcext:value-type="date">
            <text:p>2019-02-18</text:p>
          </table:table-cell>
          <table:table-cell office:value-type="float" office:value="-89.02" calcext:value-type="float">
            <text:p>-89.02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formula="of:=VLOOKUP([.D38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8" calcext:value-type="date">
            <text:p>2019-02-18</text:p>
          </table:table-cell>
          <table:table-cell office:value-type="float" office:value="-13.16" calcext:value-type="float">
            <text:p>-13.1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39]));0))" office:value-type="string" office:string-value="Daily Living -- Groceries" calcext:value-type="string">
            <text:p>Daily Living -- Groceries</text:p>
          </table:table-cell>
          <table:table-cell table:formula="of:=VLOOKUP([.D39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8" calcext:value-type="date">
            <text:p>2019-02-18</text:p>
          </table:table-cell>
          <table:table-cell office:value-type="float" office:value="-60.49" calcext:value-type="float">
            <text:p>-60.4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formula="of:=VLOOKUP([.D40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8" calcext:value-type="date">
            <text:p>2019-02-18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formula="of:=VLOOKUP([.D41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131523 <text:s/>TO <text:s/>014536587763751</text:p>
          </table:table-cell>
          <table:table-cell table:formula="of:=INDEX(catagories;MATCH(1;ISNUMBER(SEARCH(keys;[.C42]));0))" office:value-type="string" office:string-value="Saving -- Fund Transfer to " calcext:value-type="string">
            <text:p>Saving -- Fund Transfer to </text:p>
          </table:table-cell>
          <table:table-cell table:formula="of:=VLOOKUP([.D42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46420729143V</text:p>
          </table:table-cell>
          <table:table-cell table:formula="of:=INDEX(catagories;MATCH(1;ISNUMBER(SEARCH(keys;[.C43]));0))" office:value-type="string" office:string-value="Debt -- Other" calcext:value-type="string">
            <text:p>Debt -- Other</text:p>
          </table:table-cell>
          <table:table-cell table:formula="of:=VLOOKUP([.D43];unique_categories;2;0)" office:value-type="string" office:string-value="F99" calcext:value-type="string">
            <text:p>F99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131168}</text:p>
          </table:table-cell>
          <table:table-cell table:formula="of:=INDEX(catagories;MATCH(1;ISNUMBER(SEARCH(keys;[.C44]));0))" office:value-type="string" office:string-value="Housing Expenses -- Internet/Phone" calcext:value-type="string">
            <text:p>Housing Expenses -- Internet/Phone</text:p>
          </table:table-cell>
          <table:table-cell table:formula="of:=VLOOKUP([.D44];unique_categories;2;0)" office:value-type="string" office:string-value="A04" calcext:value-type="string">
            <text:p>A04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INDEX(catagories;MATCH(1;ISNUMBER(SEARCH(keys;[.C45]));0))" office:value-type="string" office:string-value="Daily Living -- License Fee" calcext:value-type="string">
            <text:p>Daily Living -- License Fee</text:p>
          </table:table-cell>
          <table:table-cell table:formula="of:=VLOOKUP([.D45];unique_categories;2;0)" office:value-type="string" office:string-value="D10" calcext:value-type="string">
            <text:p>D10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131825 <text:s/>TO 5468279041172986</text:p>
          </table:table-cell>
          <table:table-cell table:formula="of:=INDEX(catagories;MATCH(1;ISNUMBER(SEARCH(keys;[.C46]));0))" office:value-type="string" office:string-value="Saving -- Fund Transfer to " calcext:value-type="string">
            <text:p>Saving -- Fund Transfer to </text:p>
          </table:table-cell>
          <table:table-cell table:formula="of:=VLOOKUP([.D46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AXFT0LNH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formula="of:=VLOOKUP([.D47];unique_categories;2;0)" office:value-type="string" office:string-value="C04" calcext:value-type="string">
            <text:p>C04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32.19" calcext:value-type="float">
            <text:p>-32.19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48]));0))" office:value-type="string" office:string-value="Transportation -- Fuel" calcext:value-type="string">
            <text:p>Transportation -- Fuel</text:p>
          </table:table-cell>
          <table:table-cell table:formula="of:=VLOOKUP([.D48];unique_categories;2;0)" office:value-type="string" office:string-value="B01" calcext:value-type="string">
            <text:p>B01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46420729145K</text:p>
          </table:table-cell>
          <table:table-cell table:formula="of:=INDEX(catagories;MATCH(1;ISNUMBER(SEARCH(keys;[.C49]));0))" office:value-type="string" office:string-value="Debt -- Other" calcext:value-type="string">
            <text:p>Debt -- Other</text:p>
          </table:table-cell>
          <table:table-cell table:formula="of:=VLOOKUP([.D49];unique_categories;2;0)" office:value-type="string" office:string-value="F99" calcext:value-type="string">
            <text:p>F99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19.91" calcext:value-type="float">
            <text:p>-19.9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formula="of:=VLOOKUP([.D50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5" calcext:value-type="date">
            <text:p>2019-02-15</text:p>
          </table:table-cell>
          <table:table-cell office:value-type="float" office:value="-17.55" calcext:value-type="float">
            <text:p>-17.5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51]));0))" office:value-type="string" office:string-value="Daily Living -- Groceries" calcext:value-type="string">
            <text:p>Daily Living -- Groceries</text:p>
          </table:table-cell>
          <table:table-cell table:formula="of:=VLOOKUP([.D51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4" calcext:value-type="date">
            <text:p>2019-02-14</text:p>
          </table:table-cell>
          <table:table-cell office:value-type="float" office:value="899.85" calcext:value-type="float">
            <text:p>899.85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52]));0))" office:value-type="string" office:string-value="Miscellaneous -- Income" calcext:value-type="string">
            <text:p>Miscellaneous -- Income</text:p>
          </table:table-cell>
          <table:table-cell table:formula="of:=VLOOKUP([.D52];unique_categories;2;0)" office:value-type="string" office:string-value="H01" calcext:value-type="string">
            <text:p>H01</text:p>
          </table:table-cell>
          <table:table-cell table:number-columns-repeated="1019"/>
        </table:table-row>
        <table:table-row table:style-name="ro5">
          <table:table-cell office:value-type="date" office:date-value="2019-02-14" calcext:value-type="date">
            <text:p>2019-02-14</text:p>
          </table:table-cell>
          <table:table-cell office:value-type="float" office:value="-14.94" calcext:value-type="float">
            <text:p>-14.94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INDEX(catagories;MATCH(1;ISNUMBER(SEARCH(keys;[.C53]));0))" office:value-type="string" office:string-value="Medical/Health -- Medicine/Drugs" calcext:value-type="string">
            <text:p>Medical/Health -- Medicine/Drugs</text:p>
          </table:table-cell>
          <table:table-cell table:formula="of:=VLOOKUP([.D53];unique_categories;2;0)" office:value-type="string" office:string-value="C03" calcext:value-type="string">
            <text:p>C03</text:p>
          </table:table-cell>
          <table:table-cell table:number-columns-repeated="1019"/>
        </table:table-row>
        <table:table-row table:style-name="ro5">
          <table:table-cell office:value-type="date" office:date-value="2019-02-13" calcext:value-type="date">
            <text:p>2019-02-1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54]));0))" office:value-type="string" office:string-value="Daily Living -- Withdraw Cash" calcext:value-type="string">
            <text:p>Daily Living -- Withdraw Cash</text:p>
          </table:table-cell>
          <table:table-cell table:formula="of:=VLOOKUP([.D54];unique_categories;2;0)" office:value-type="string" office:string-value="D13" calcext:value-type="string">
            <text:p>D13</text:p>
          </table:table-cell>
          <table:table-cell table:number-columns-repeated="1019"/>
        </table:table-row>
        <table:table-row table:style-name="ro5">
          <table:table-cell office:value-type="date" office:date-value="2019-02-13" calcext:value-type="date">
            <text:p>2019-02-13</text:p>
          </table:table-cell>
          <table:table-cell office:value-type="float" office:value="-47.56" calcext:value-type="float">
            <text:p>-47.5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INDEX(catagories;MATCH(1;ISNUMBER(SEARCH(keys;[.C55]));0))" office:value-type="string" office:string-value="Transportation -- Fuel" calcext:value-type="string">
            <text:p>Transportation -- Fuel</text:p>
          </table:table-cell>
          <table:table-cell table:formula="of:=VLOOKUP([.D55];unique_categories;2;0)" office:value-type="string" office:string-value="B01" calcext:value-type="string">
            <text:p>B01</text:p>
          </table:table-cell>
          <table:table-cell table:number-columns-repeated="1019"/>
        </table:table-row>
        <table:table-row table:style-name="ro5">
          <table:table-cell office:value-type="date" office:date-value="2019-02-13" calcext:value-type="date">
            <text:p>2019-02-13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56]));0))" office:value-type="string" office:string-value="Daily Living -- Groceries" calcext:value-type="string">
            <text:p>Daily Living -- Groceries</text:p>
          </table:table-cell>
          <table:table-cell table:formula="of:=VLOOKUP([.D56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3" calcext:value-type="date">
            <text:p>2019-02-1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formula="of:=VLOOKUP([.D57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3" calcext:value-type="date">
            <text:p>2019-02-13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INDEX(catagories;MATCH(1;ISNUMBER(SEARCH(keys;[.C58]));0))" office:value-type="string" office:string-value="Daily Living -- Groceries" calcext:value-type="string">
            <text:p>Daily Living -- Groceries</text:p>
          </table:table-cell>
          <table:table-cell table:formula="of:=VLOOKUP([.D58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3" calcext:value-type="date">
            <text:p>2019-02-1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INDEX(catagories;MATCH(1;ISNUMBER(SEARCH(keys;[.C59]));0))" office:value-type="string" office:string-value="Daily Living -- Education/Lessons" calcext:value-type="string">
            <text:p>Daily Living -- Education/Lessons</text:p>
          </table:table-cell>
          <table:table-cell table:formula="of:=VLOOKUP([.D59];unique_categories;2;0)" office:value-type="string" office:string-value="D05" calcext:value-type="string">
            <text:p>D05</text:p>
          </table:table-cell>
          <table:table-cell table:number-columns-repeated="1019"/>
        </table:table-row>
        <table:table-row table:style-name="ro5">
          <table:table-cell office:value-type="date" office:date-value="2019-02-12" calcext:value-type="date">
            <text:p>2019-02-12</text:p>
          </table:table-cell>
          <table:table-cell office:value-type="float" office:value="-28.21" calcext:value-type="float">
            <text:p>-28.2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formula="of:=VLOOKUP([.D60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2" calcext:value-type="date">
            <text:p>2019-02-12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EFTPOS COLES 8732 <text:s text:c="14"/>HELENSVALE <text:s text:c="2"/>AU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formula="of:=VLOOKUP([.D61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2" calcext:value-type="date">
            <text:p>2019-02-12</text:p>
          </table:table-cell>
          <table:table-cell office:value-type="float" office:value="-12.89" calcext:value-type="float">
            <text:p>-12.89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formula="of:=VLOOKUP([.D62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1" calcext:value-type="date">
            <text:p>2019-02-11</text:p>
          </table:table-cell>
          <table:table-cell office:value-type="float" office:value="-26.48" calcext:value-type="float">
            <text:p>-26.4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INDEX(catagories;MATCH(1;ISNUMBER(SEARCH(keys;[.C63]));0))" office:value-type="string" office:string-value="Daily Living -- Other" calcext:value-type="string">
            <text:p>Daily Living -- Other</text:p>
          </table:table-cell>
          <table:table-cell table:formula="of:=VLOOKUP([.D63];unique_categories;2;0)" office:value-type="string" office:string-value="D99" calcext:value-type="string">
            <text:p>D99</text:p>
          </table:table-cell>
          <table:table-cell table:number-columns-repeated="1019"/>
        </table:table-row>
        <table:table-row table:style-name="ro5">
          <table:table-cell office:value-type="date" office:date-value="2019-02-11" calcext:value-type="date">
            <text:p>2019-02-11</text:p>
          </table:table-cell>
          <table:table-cell office:value-type="float" office:value="-21.35" calcext:value-type="float">
            <text:p>-21.35</text:p>
          </table:table-cell>
          <table:table-cell office:value-type="string" calcext:value-type="string">
            <text:p>EFTPOS MCDONALDS PACIFIC PIN PACIFIC PINESQLDAU</text:p>
          </table:table-cell>
          <table:table-cell table:formula="of:=INDEX(catagories;MATCH(1;ISNUMBER(SEARCH(keys;[.C64]));0))" office:value-type="string" office:string-value="Daily Living -- Dining/Eating Out" calcext:value-type="string">
            <text:p>Daily Living -- Dining/Eating Out</text:p>
          </table:table-cell>
          <table:table-cell table:formula="of:=VLOOKUP([.D64];unique_categories;2;0)" office:value-type="string" office:string-value="D06" calcext:value-type="string">
            <text:p>D06</text:p>
          </table:table-cell>
          <table:table-cell table:number-columns-repeated="1019"/>
        </table:table-row>
        <table:table-row table:style-name="ro5">
          <table:table-cell office:value-type="date" office:date-value="2019-02-11" calcext:value-type="date">
            <text:p>2019-02-11</text:p>
          </table:table-cell>
          <table:table-cell office:value-type="float" office:value="-18.65" calcext:value-type="float">
            <text:p>-18.65</text:p>
          </table:table-cell>
          <table:table-cell office:value-type="string" calcext:value-type="string">
            <text:p>EFTPOS MCDONALDS PACIFIC PIN PACIFIC PINESQLDAU</text:p>
          </table:table-cell>
          <table:table-cell table:formula="of:=INDEX(catagories;MATCH(1;ISNUMBER(SEARCH(keys;[.C65]));0))" office:value-type="string" office:string-value="Daily Living -- Dining/Eating Out" calcext:value-type="string">
            <text:p>Daily Living -- Dining/Eating Out</text:p>
          </table:table-cell>
          <table:table-cell table:formula="of:=VLOOKUP([.D65];unique_categories;2;0)" office:value-type="string" office:string-value="D06" calcext:value-type="string">
            <text:p>D06</text:p>
          </table:table-cell>
          <table:table-cell table:number-columns-repeated="1019"/>
        </table:table-row>
        <table:table-row table:style-name="ro5">
          <table:table-cell office:value-type="date" office:date-value="2019-02-11" calcext:value-type="date">
            <text:p>2019-02-11</text:p>
          </table:table-cell>
          <table:table-cell office:value-type="float" office:value="-24.69" calcext:value-type="float">
            <text:p>-24.69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formula="of:=VLOOKUP([.D66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1" calcext:value-type="date">
            <text:p>2019-02-11</text:p>
          </table:table-cell>
          <table:table-cell office:value-type="float" office:value="-65.8" calcext:value-type="float">
            <text:p>-65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formula="of:=VLOOKUP([.D67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1" calcext:value-type="date">
            <text:p>2019-02-11</text:p>
          </table:table-cell>
          <table:table-cell office:value-type="float" office:value="-18.98" calcext:value-type="float">
            <text:p>-18.9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formula="of:=VLOOKUP([.D68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11" calcext:value-type="date">
            <text:p>2019-02-11</text:p>
          </table:table-cell>
          <table:table-cell office:value-type="float" office:value="-10.27" calcext:value-type="float">
            <text:p>-10.27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69]));0))" office:value-type="string" office:string-value="Daily Living -- Groceries" calcext:value-type="string">
            <text:p>Daily Living -- Groceries</text:p>
          </table:table-cell>
          <table:table-cell table:formula="of:=VLOOKUP([.D69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8" calcext:value-type="date">
            <text:p>2019-02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727611 TO DHC <text:s/>INVESTMENT</text:p>
          </table:table-cell>
          <table:table-cell table:formula="of:=INDEX(catagories;MATCH(1;ISNUMBER(SEARCH(keys;[.C70]));0))" office:value-type="string" office:string-value="Housing Expenses -- Rent" calcext:value-type="string">
            <text:p>Housing Expenses -- Rent</text:p>
          </table:table-cell>
          <table:table-cell table:formula="of:=VLOOKUP([.D70];unique_categories;2;0)" office:value-type="string" office:string-value="A02" calcext:value-type="string">
            <text:p>A02</text:p>
          </table:table-cell>
          <table:table-cell table:number-columns-repeated="1019"/>
        </table:table-row>
        <table:table-row table:style-name="ro5">
          <table:table-cell office:value-type="date" office:date-value="2019-02-08" calcext:value-type="date">
            <text:p>2019-02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726772 <text:s/>TO <text:s/>014536587763751</text:p>
          </table:table-cell>
          <table:table-cell table:formula="of:=INDEX(catagories;MATCH(1;ISNUMBER(SEARCH(keys;[.C71]));0))" office:value-type="string" office:string-value="Saving -- Fund Transfer to " calcext:value-type="string">
            <text:p>Saving -- Fund Transfer to </text:p>
          </table:table-cell>
          <table:table-cell table:formula="of:=VLOOKUP([.D71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726974 <text:s/>TO 5468279041172986</text:p>
          </table:table-cell>
          <table:table-cell table:formula="of:=INDEX(catagories;MATCH(1;ISNUMBER(SEARCH(keys;[.C72]));0))" office:value-type="string" office:string-value="Saving -- Fund Transfer to " calcext:value-type="string">
            <text:p>Saving -- Fund Transfer to </text:p>
          </table:table-cell>
          <table:table-cell table:formula="of:=VLOOKUP([.D72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583119}</text:p>
          </table:table-cell>
          <table:table-cell table:formula="of:=INDEX(catagories;MATCH(1;ISNUMBER(SEARCH(keys;[.C73]));0))" office:value-type="string" office:string-value="Transportation -- Fines" calcext:value-type="string">
            <text:p>Transportation -- Fines</text:p>
          </table:table-cell>
          <table:table-cell table:formula="of:=VLOOKUP([.D73];unique_categories;2;0)" office:value-type="string" office:string-value="B07" calcext:value-type="string">
            <text:p>B07</text:p>
          </table:table-cell>
          <table:table-cell table:number-columns-repeated="1019"/>
        </table:table-row>
        <table:table-row table:style-name="ro5">
          <table:table-cell office:value-type="date" office:date-value="2019-02-08" calcext:value-type="date">
            <text:p>2019-02-08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formula="of:=VLOOKUP([.D74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8" calcext:value-type="date">
            <text:p>2019-02-08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formula="of:=VLOOKUP([.D75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7" calcext:value-type="date">
            <text:p>2019-02-0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76]));0))" office:value-type="string" office:string-value="Daily Living -- Withdraw Cash" calcext:value-type="string">
            <text:p>Daily Living -- Withdraw Cash</text:p>
          </table:table-cell>
          <table:table-cell table:formula="of:=VLOOKUP([.D76];unique_categories;2;0)" office:value-type="string" office:string-value="D13" calcext:value-type="string">
            <text:p>D13</text:p>
          </table:table-cell>
          <table:table-cell table:number-columns-repeated="1019"/>
        </table:table-row>
        <table:table-row table:style-name="ro5">
          <table:table-cell office:value-type="date" office:date-value="2019-02-07" calcext:value-type="date">
            <text:p>2019-02-07</text:p>
          </table:table-cell>
          <table:table-cell office:value-type="float" office:value="-26.84" calcext:value-type="float">
            <text:p>-26.8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77]));0))" office:value-type="string" office:string-value="Transportation -- Fuel" calcext:value-type="string">
            <text:p>Transportation -- Fuel</text:p>
          </table:table-cell>
          <table:table-cell table:formula="of:=VLOOKUP([.D77];unique_categories;2;0)" office:value-type="string" office:string-value="B01" calcext:value-type="string">
            <text:p>B01</text:p>
          </table:table-cell>
          <table:table-cell table:number-columns-repeated="1019"/>
        </table:table-row>
        <table:table-row table:style-name="ro5">
          <table:table-cell office:value-type="date" office:date-value="2019-02-07" calcext:value-type="date">
            <text:p>2019-02-07</text:p>
          </table:table-cell>
          <table:table-cell office:value-type="float" office:value="-4.99" calcext:value-type="float">
            <text:p>-4.99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formula="of:=VLOOKUP([.D78];unique_categories;2;0)" office:value-type="string" office:string-value="D07" calcext:value-type="string">
            <text:p>D07</text:p>
          </table:table-cell>
          <table:table-cell table:number-columns-repeated="1019"/>
        </table:table-row>
        <table:table-row table:style-name="ro5">
          <table:table-cell office:value-type="date" office:date-value="2019-02-07" calcext:value-type="date">
            <text:p>2019-02-0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79]));0))" office:value-type="string" office:string-value="Miscellaneous -- Income" calcext:value-type="string">
            <text:p>Miscellaneous -- Income</text:p>
          </table:table-cell>
          <table:table-cell table:formula="of:=VLOOKUP([.D79];unique_categories;2;0)" office:value-type="string" office:string-value="H01" calcext:value-type="string">
            <text:p>H01</text:p>
          </table:table-cell>
          <table:table-cell table:number-columns-repeated="1019"/>
        </table:table-row>
        <table:table-row table:style-name="ro5">
          <table:table-cell office:value-type="date" office:date-value="2019-02-06" calcext:value-type="date">
            <text:p>2019-02-06</text:p>
          </table:table-cell>
          <table:table-cell office:value-type="float" office:value="-689.25" calcext:value-type="float">
            <text:p>-689.25</text:p>
          </table:table-cell>
          <table:table-cell office:value-type="string" calcext:value-type="string">
            <text:p>ANZ M-BANKING PAYMENT TRANSFER 244085 TO QAHS GENERAL ACCOUNT</text:p>
          </table:table-cell>
          <table:table-cell table:formula="of:=INDEX(catagories;MATCH(1;ISNUMBER(SEARCH(keys;[.C80]));0))" office:value-type="string" office:string-value="Daily Living -- Education/Lessons" calcext:value-type="string">
            <text:p>Daily Living -- Education/Lessons</text:p>
          </table:table-cell>
          <table:table-cell table:formula="of:=VLOOKUP([.D80];unique_categories;2;0)" office:value-type="string" office:string-value="D05" calcext:value-type="string">
            <text:p>D05</text:p>
          </table:table-cell>
          <table:table-cell table:number-columns-repeated="1019"/>
        </table:table-row>
        <table:table-row table:style-name="ro5">
          <table:table-cell office:value-type="date" office:date-value="2019-02-06" calcext:value-type="date">
            <text:p>2019-02-06</text:p>
          </table:table-cell>
          <table:table-cell office:value-type="float" office:value="-42.97" calcext:value-type="float">
            <text:p>-42.97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INDEX(catagories;MATCH(1;ISNUMBER(SEARCH(keys;[.C81]));0))" office:value-type="string" office:string-value="Daily Living -- Education/Lessons" calcext:value-type="string">
            <text:p>Daily Living -- Education/Lessons</text:p>
          </table:table-cell>
          <table:table-cell table:formula="of:=VLOOKUP([.D81];unique_categories;2;0)" office:value-type="string" office:string-value="D05" calcext:value-type="string">
            <text:p>D05</text:p>
          </table:table-cell>
          <table:table-cell table:number-columns-repeated="1019"/>
        </table:table-row>
        <table:table-row table:style-name="ro5">
          <table:table-cell office:value-type="date" office:date-value="2019-02-06" calcext:value-type="date">
            <text:p>2019-02-06</text:p>
          </table:table-cell>
          <table:table-cell office:value-type="float" office:value="-36.75" calcext:value-type="float">
            <text:p>-36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formula="of:=VLOOKUP([.D82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6" calcext:value-type="date">
            <text:p>2019-02-06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formula="of:=VLOOKUP([.D83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6" calcext:value-type="date">
            <text:p>2019-02-06</text:p>
          </table:table-cell>
          <table:table-cell office:value-type="float" office:value="-7.99" calcext:value-type="float">
            <text:p>-7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formula="of:=VLOOKUP([.D84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6" calcext:value-type="date">
            <text:p>2019-02-06</text:p>
          </table:table-cell>
          <table:table-cell office:value-type="float" office:value="1627.24" calcext:value-type="float">
            <text:p>1627.24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85]));0))" office:value-type="string" office:string-value="Miscellaneous -- Income" calcext:value-type="string">
            <text:p>Miscellaneous -- Income</text:p>
          </table:table-cell>
          <table:table-cell table:formula="of:=VLOOKUP([.D85];unique_categories;2;0)" office:value-type="string" office:string-value="H01" calcext:value-type="string">
            <text:p>H01</text:p>
          </table:table-cell>
          <table:table-cell table:number-columns-repeated="1019"/>
        </table:table-row>
        <table:table-row table:style-name="ro5">
          <table:table-cell office:value-type="date" office:date-value="2019-02-05" calcext:value-type="date">
            <text:p>2019-02-05</text:p>
          </table:table-cell>
          <table:table-cell office:value-type="float" office:value="-109.99" calcext:value-type="float">
            <text:p>-109.99</text:p>
          </table:table-cell>
          <table:table-cell office:value-type="string" calcext:value-type="string">
            <text:p>PAYMENT TO VODAFONE <text:s text:c="8"/>T3 12B775 1B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formula="of:=VLOOKUP([.D86];unique_categories;2;0)" office:value-type="string" office:string-value="D12" calcext:value-type="string">
            <text:p>D12</text:p>
          </table:table-cell>
          <table:table-cell table:number-columns-repeated="1019"/>
        </table:table-row>
        <table:table-row table:style-name="ro5">
          <table:table-cell office:value-type="date" office:date-value="2019-02-05" calcext:value-type="date">
            <text:p>2019-02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INDEX(catagories;MATCH(1;ISNUMBER(SEARCH(keys;[.C87]));0))" office:value-type="string" office:string-value="Transportation -- Fuel" calcext:value-type="string">
            <text:p>Transportation -- Fuel</text:p>
          </table:table-cell>
          <table:table-cell table:formula="of:=VLOOKUP([.D87];unique_categories;2;0)" office:value-type="string" office:string-value="B01" calcext:value-type="string">
            <text:p>B01</text:p>
          </table:table-cell>
          <table:table-cell table:number-columns-repeated="1019"/>
        </table:table-row>
        <table:table-row table:style-name="ro5">
          <table:table-cell office:value-type="date" office:date-value="2019-02-05" calcext:value-type="date">
            <text:p>2019-02-05</text:p>
          </table:table-cell>
          <table:table-cell office:value-type="float" office:value="-49.43" calcext:value-type="float">
            <text:p>-49.4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formula="of:=VLOOKUP([.D88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5" calcext:value-type="date">
            <text:p>2019-02-05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INDEX(catagories;MATCH(1;ISNUMBER(SEARCH(keys;[.C89]));0))" office:value-type="string" office:string-value="Daily Living -- Groceries" calcext:value-type="string">
            <text:p>Daily Living -- Groceries</text:p>
          </table:table-cell>
          <table:table-cell table:formula="of:=VLOOKUP([.D89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5" calcext:value-type="date">
            <text:p>2019-02-0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FTPOS MCDONALDS HARBOURTOWN BIGGERA WATERQLDAU</text:p>
          </table:table-cell>
          <table:table-cell table:formula="of:=INDEX(catagories;MATCH(1;ISNUMBER(SEARCH(keys;[.C90]));0))" office:value-type="string" office:string-value="Daily Living -- Dining/Eating Out" calcext:value-type="string">
            <text:p>Daily Living -- Dining/Eating Out</text:p>
          </table:table-cell>
          <table:table-cell table:formula="of:=VLOOKUP([.D90];unique_categories;2;0)" office:value-type="string" office:string-value="D06" calcext:value-type="string">
            <text:p>D06</text:p>
          </table:table-cell>
          <table:table-cell table:number-columns-repeated="1019"/>
        </table:table-row>
        <table:table-row table:style-name="ro5">
          <table:table-cell office:value-type="date" office:date-value="2019-02-04" calcext:value-type="date">
            <text:p>2019-02-04</text:p>
          </table:table-cell>
          <table:table-cell office:value-type="float" office:value="-25.64" calcext:value-type="float">
            <text:p>-25.64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formula="of:=VLOOKUP([.D91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4" calcext:value-type="date">
            <text:p>2019-02-04</text:p>
          </table:table-cell>
          <table:table-cell office:value-type="float" office:value="-94.17" calcext:value-type="float">
            <text:p>-94.1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formula="of:=VLOOKUP([.D92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4" calcext:value-type="date">
            <text:p>2019-02-04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formula="of:=VLOOKUP([.D93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4" calcext:value-type="date">
            <text:p>2019-02-04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INDEX(catagories;MATCH(1;ISNUMBER(SEARCH(keys;[.C94]));0))" office:value-type="string" office:string-value="Daily Living -- Office Supplies" calcext:value-type="string">
            <text:p>Daily Living -- Office Supplies</text:p>
          </table:table-cell>
          <table:table-cell table:formula="of:=VLOOKUP([.D94];unique_categories;2;0)" office:value-type="string" office:string-value="D07" calcext:value-type="string">
            <text:p>D07</text:p>
          </table:table-cell>
          <table:table-cell table:number-columns-repeated="1019"/>
        </table:table-row>
        <table:table-row table:style-name="ro5">
          <table:table-cell office:value-type="date" office:date-value="2019-02-04" calcext:value-type="date">
            <text:p>2019-02-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formula="of:=VLOOKUP([.D95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4" calcext:value-type="date">
            <text:p>2019-02-04</text:p>
          </table:table-cell>
          <table:table-cell office:value-type="float" office:value="-33.61" calcext:value-type="float">
            <text:p>-33.61</text:p>
          </table:table-cell>
          <table:table-cell office:value-type="string" calcext:value-type="string">
            <text:p>VISA DEBIT PURCHASE CARD 7079 DOMINOS PIZZA PAC PI PACIFIC PINES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formula="of:=VLOOKUP([.D96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1" calcext:value-type="date">
            <text:p>2019-02-0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30227 <text:s/>TO <text:s/>014536587763751</text:p>
          </table:table-cell>
          <table:table-cell table:formula="of:=INDEX(catagories;MATCH(1;ISNUMBER(SEARCH(keys;[.C97]));0))" office:value-type="string" office:string-value="Saving -- Fund Transfer to " calcext:value-type="string">
            <text:p>Saving -- Fund Transfer to </text:p>
          </table:table-cell>
          <table:table-cell table:formula="of:=VLOOKUP([.D97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01" calcext:value-type="date">
            <text:p>2019-02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32420729143V</text:p>
          </table:table-cell>
          <table:table-cell table:formula="of:=INDEX(catagories;MATCH(1;ISNUMBER(SEARCH(keys;[.C98]));0))" office:value-type="string" office:string-value="Debt -- Other" calcext:value-type="string">
            <text:p>Debt -- Other</text:p>
          </table:table-cell>
          <table:table-cell table:formula="of:=VLOOKUP([.D98];unique_categories;2;0)" office:value-type="string" office:string-value="F99" calcext:value-type="string">
            <text:p>F99</text:p>
          </table:table-cell>
          <table:table-cell table:number-columns-repeated="1019"/>
        </table:table-row>
        <table:table-row table:style-name="ro5">
          <table:table-cell office:value-type="date" office:date-value="2019-02-01" calcext:value-type="date">
            <text:p>2019-02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430525 <text:s/>TO 5468279041172986</text:p>
          </table:table-cell>
          <table:table-cell table:formula="of:=INDEX(catagories;MATCH(1;ISNUMBER(SEARCH(keys;[.C99]));0))" office:value-type="string" office:string-value="Saving -- Fund Transfer to " calcext:value-type="string">
            <text:p>Saving -- Fund Transfer to </text:p>
          </table:table-cell>
          <table:table-cell table:formula="of:=VLOOKUP([.D99];unique_categories;2;0)" office:value-type="string" office:string-value="G01" calcext:value-type="string">
            <text:p>G01</text:p>
          </table:table-cell>
          <table:table-cell table:number-columns-repeated="1019"/>
        </table:table-row>
        <table:table-row table:style-name="ro5">
          <table:table-cell office:value-type="date" office:date-value="2019-02-01" calcext:value-type="date">
            <text:p>2019-02-01</text:p>
          </table:table-cell>
          <table:table-cell office:value-type="float" office:value="-49.58" calcext:value-type="float">
            <text:p>-49.5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formula="of:=VLOOKUP([.D100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>
          <table:table-cell office:value-type="date" office:date-value="2019-02-01" calcext:value-type="date">
            <text:p>2019-02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96R90L1T</text:p>
          </table:table-cell>
          <table:table-cell table:formula="of:=INDEX(catagories;MATCH(1;ISNUMBER(SEARCH(keys;[.C101]));0))" office:value-type="string" office:string-value="Medical/Health -- Health Club" calcext:value-type="string">
            <text:p>Medical/Health -- Health Club</text:p>
          </table:table-cell>
          <table:table-cell table:formula="of:=VLOOKUP([.D101];unique_categories;2;0)" office:value-type="string" office:string-value="C04" calcext:value-type="string">
            <text:p>C04</text:p>
          </table:table-cell>
          <table:table-cell table:number-columns-repeated="1019"/>
        </table:table-row>
        <table:table-row table:style-name="ro5">
          <table:table-cell office:value-type="date" office:date-value="2019-02-01" calcext:value-type="date">
            <text:p>2019-02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32420729145K</text:p>
          </table:table-cell>
          <table:table-cell table:formula="of:=INDEX(catagories;MATCH(1;ISNUMBER(SEARCH(keys;[.C102]));0))" office:value-type="string" office:string-value="Debt -- Other" calcext:value-type="string">
            <text:p>Debt -- Other</text:p>
          </table:table-cell>
          <table:table-cell table:formula="of:=VLOOKUP([.D102];unique_categories;2;0)" office:value-type="string" office:string-value="F99" calcext:value-type="string">
            <text:p>F99</text:p>
          </table:table-cell>
          <table:table-cell table:number-columns-repeated="1019"/>
        </table:table-row>
        <table:table-row table:style-name="ro5">
          <table:table-cell office:value-type="date" office:date-value="2019-02-01" calcext:value-type="date">
            <text:p>2019-02-01</text:p>
          </table:table-cell>
          <table:table-cell office:value-type="float" office:value="-8.83" calcext:value-type="float">
            <text:p>-8.83</text:p>
          </table:table-cell>
          <table:table-cell office:value-type="string" calcext:value-type="string">
            <text:p>VISA DEBIT PURCHASE CARD 7079 ALDI STORES - UNDERWOO UNDERWOOD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formula="of:=VLOOKUP([.D103];unique_categories;2;0)" office:value-type="string" office:string-value="D01" calcext:value-type="string">
            <text:p>D01</text:p>
          </table:table-cell>
          <table:table-cell table:number-columns-repeated="1019"/>
        </table:table-row>
        <table:table-row table:style-name="ro5" table:number-rows-repeated="1048461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catagories" table:target-range-address="Keywords.B2:Keywords.B50" table:on-update-keep-styles="true" table:on-update-keep-size="false"/>
        <table:database-range table:name="code" table:target-range-address="Keywords.C2:Keywords.C50" table:on-update-keep-styles="true" table:on-update-keep-size="false"/>
        <table:database-range table:name="keys" table:target-range-address="Keywords.A2:Keywords.A50" table:on-update-keep-styles="true" table:on-update-keep-size="false"/>
        <table:database-range table:name="unique_categories" table:target-range-address="Keywords.H2:Keywords.I25" table:on-update-keep-styles="true" table:on-update-keep-size="false"/>
        <table:database-range table:name="__Anonymous_Sheet_DB__0" table:target-range-address="category_lists.D1:category_lists.E5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19:46:59.024347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4-28T20:16:32.492739643</dc:date>
    <meta:editing-cycles>18</meta:editing-cycles>
    <meta:editing-duration>PT4H23M11S</meta:editing-duration>
    <meta:generator>LibreOffice/6.2.2.2$Linux_X86_64 LibreOffice_project/20$Build-2</meta:generator>
    <meta:document-statistic meta:table-count="5" meta:cell-count="17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